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3.521cm"/>
        </style:tab-stops>
      </style:paragraph-properties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043a1a"/>
    </style:style>
    <style:style style:name="P7" style:family="paragraph" style:parent-style-name="Normal">
      <style:paragraph-properties fo:break-before="page"/>
    </style:style>
    <style:style style:name="P8" style:family="paragraph" style:parent-style-name="Normal">
      <style:paragraph-properties fo:margin-left="0cm" fo:margin-right="0cm" fo:text-indent="0.635cm" style:auto-text-indent="false"/>
      <style:text-properties officeooo:paragraph-rsid="00057698"/>
    </style:style>
    <style:style style:name="P9" style:family="paragraph" style:parent-style-name="Normal">
      <style:paragraph-properties fo:margin-left="0cm" fo:margin-right="0cm" fo:text-indent="0cm" style:auto-text-indent="false" fo:break-before="page">
        <style:tab-stops>
          <style:tab-stop style:position="2.357cm"/>
          <style:tab-stop style:position="7.124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/>
      <style:text-properties officeooo:paragraph-rsid="00087064"/>
    </style:style>
    <style:style style:name="P11" style:family="paragraph" style:parent-style-name="Normal">
      <style:text-properties officeooo:paragraph-rsid="00087064"/>
    </style:style>
    <style:style style:name="P12" style:family="paragraph" style:parent-style-name="Normal">
      <style:paragraph-properties fo:margin-left="0cm" fo:margin-right="0cm" fo:text-indent="0.635cm" style:auto-text-indent="false"/>
      <style:text-properties officeooo:paragraph-rsid="0008fb11"/>
    </style:style>
    <style:style style:name="P13" style:family="paragraph" style:parent-style-name="Normal">
      <style:paragraph-properties fo:margin-left="0cm" fo:margin-right="0cm" fo:text-indent="0.635cm" style:auto-text-indent="false"/>
      <style:text-properties officeooo:paragraph-rsid="000a1d3d"/>
    </style:style>
    <style:style style:name="T1" style:family="text">
      <style:text-properties fo:language="fr" fo:country="FR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l" fo:country="GR" style:language-asian="el" style:country-asian="GR" style:language-complex="el" style:country-complex="GR"/>
    </style:style>
    <style:style style:name="T5" style:family="text">
      <style:text-properties fo:language="el" fo:country="GR" officeooo:rsid="00057698"/>
    </style:style>
    <style:style style:name="T6" style:family="text">
      <style:text-properties fo:language="it" fo:country="IT" style:language-asian="el" style:country-asian="GR" style:language-complex="el" style:country-complex="GR"/>
    </style:style>
    <style:style style:name="T7" style:family="text">
      <style:text-properties style:language-asian="el" style:country-asian="GR" style:language-complex="el" style:country-complex="GR"/>
    </style:style>
    <style:style style:name="T8" style:family="text">
      <style:text-properties fo:language="de" fo:country="DE" style:language-asian="el" style:country-asian="GR" style:language-complex="el" style:country-complex="GR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GALENI DE PRAENOTIONE AD<text:line-break/>POSTHUMUM LIBER.<text:bookmark-end text:name="bookmark0"/></text:h>
      <text:h text:style-name="Heading_20_2" text:outline-level="2">Cap. I. </text:h>
      <text:p text:style-name="P6"><text:span text:style-name="Default_20_Paragraph_20_Font"><text:span text:style-name="T1">U</text:span></text:span>t sane vulgus medicorum est, o Posthu-<text:line-break/>me, nemo potest ea, quae aegris per singulos morbos eve-<text:line-break/>niunt, praenoscere. Ex quo enim ii, qui videri potius<text:line-break/>quam esse docti non in medica tantum, sed etiam aliis ar-<text:line-break/>tibus studuerunt, numero vicere, optima quaeque artium<text:line-break/>neglecta sunt: ea vero in diu habita, unde aliquis sermone</text:p>
      <text:p text:style-name="P2">hominum celebretur ; nempe apud vulgus dicere aliquid<text:line-break/>et facere ad gratiam: item adulari blande, opulentos ac<text:line-break/>potentes in civitatibus quotidie salutare et simul cum eis<text:line-break/>incedere ac domum redeuntes deducere, in coenis latus<text:line-break/>eorum cingere et scurriliter nugari. Quidam ipsorum non<text:line-break/>haec modo, sed etiam vestium et annulorum sumptu, eo-<text:line-break/>nutum muItitudine et vasorum argenteorum apparatu idio-<text:line-break/>tis persuadent, magni se pretii esse homines et imitatio-<text:line-break/>ne dignos. Ex his igitur omnibus partim allicientes par-<text:line-break/>tim attonitos reddentes homines veri in rebus judicii itu-<text:line-break/>peritos, ut quidem hi existimant, multis bonis fruuntur:<text:line-break/>ut autem ego dixerim, quum vere bona non sint, ipsi<text:line-break/>falso opinantur. Quum itaque tales existant, praeter alia<text:line-break/>contra leges facere non dubitant brevissimoque tempore<text:line-break/>artes fe docturos polliciti complures discipulos comparant,<text:line-break/>a quibus etiam ipsi potestatem in civitatibus, in quibus<text:line-break/>degunt , accipiunt. Haec igitur communis omnium artium<text:line-break/>infelicitas praesentem vitam occupavit. Medicinae autem</text:p>
      <text:p text:style-name="P2">varia quidem est, fed unum aliquod ex iis, quae in illa<text:line-break/>accidunt, statui promere, ut quod ad me potissimum per-<text:line-break/>lineat. Quando enim medicus aliquis ex iis, qui legitime<text:line-break/>eam didicerunt, aut delirium futurum in aegrotante, aut<text:line-break/>rigorem, aut cataphoram , aut sanguinis profluvium, aut<text:line-break/>parotidas, aut abscessum aliquem in quacunque parte, aut<text:line-break/>vomitum , aut <text:span text:style-name="Default_20_Paragraph_20_Font"><text:span text:style-name="T3">s</text:span></text:span>udorem, aut alvi pert<text:span text:style-name="Default_20_Paragraph_20_Font"><text:span text:style-name="T3">u</text:span></text:span>rbationem, aut <text:span text:style-name="Default_20_Paragraph_20_Font"><text:span text:style-name="T3">s</text:span></text:span>yn-<text:line-break/>copen, a<text:span text:style-name="Default_20_Paragraph_20_Font"><text:span text:style-name="T3">u</text:span></text:span>t aliud quid hujusmodi praedixerit, et peregri-<text:line-break/>num et monstrum prae difluetudine idiotis apparet: ac<text:line-break/>tantum abest, ut qui praedixerit in admirationem apud<text:line-break/>illos veniat, ut bene act<text:span text:style-name="Default_20_Paragraph_20_Font"><text:span text:style-name="T3">u</text:span></text:span>m secum putaverit, si non etiam<text:line-break/>praestigiator aliquis esse videatur. Pauci autem quidam<text:line-break/>ipsorum hujusmodi speculationem non damnant quidem,<text:line-break/>ce<text:span text:style-name="Default_20_Paragraph_20_Font"><text:span text:style-name="T3">u</text:span></text:span> quae haberi nequeat: sed interrogant statim et ipsum,<text:line-break/>qui praedixit et alios medicos , num etiam tale quid a<text:line-break/>madoribus inventum sit, an solum ipsius praedicentis sit<text:line-break/>inventio? Hinc itaque necessarium est quosdam sane me-<text:line-break/>dicos inscitiam suam occultantes, forsan autem nonnul-</text:p>
      <text:p text:style-name="P2">Ios etiam vere ignorantes, dicere, a nullo majorum tale<text:line-break/>quid esse proditum: sed praestigiatorem esse, qui hujus-<text:line-break/>modi praedictionem ostendit. Ipse vero praedicens neque<text:line-break/>quod a pluribus majoribus <text:span text:style-name="Default_20_Paragraph_20_Font"><text:span text:style-name="T3">s</text:span></text:span>criptum sit et praesertim ab<text:line-break/>Hippocrate, omnium nobis bonorum auctore et d<text:span text:style-name="Default_20_Paragraph_20_Font"><text:span text:style-name="T3">u</text:span></text:span>ce, au-<text:line-break/>det fateri, metu simul praesentium medicorum et odii<text:line-break/>suspicione, neque quod ipse invenerit: mentiretur enim<text:line-break/>ita et magis odio ab ipsis haberetur. Quaestionem itaque<text:line-break/>sustinens, ad quam quid prors<text:span text:style-name="Default_20_Paragraph_20_Font"><text:span text:style-name="T3">u</text:span></text:span>s respondere debeat, am-<text:line-break/>bigit, si detrectet et deliberandum censeat, meo judicio<text:line-break/>augebit sane praestigii <text:span text:style-name="Default_20_Paragraph_20_Font"><text:span text:style-name="T3">s</text:span></text:span>uspicionem in futurum : postremo<text:line-break/>autem invidiam in se concitabit, ut insidias ab iis expe-<text:line-break/>riatur: primum sane per pharmac<text:span text:style-name="Default_20_Paragraph_20_Font"><text:span text:style-name="T3">e, </text:span></text:span>deinde quibus Quin-<text:line-break/>tus captus fuerat, praestantissimus quidem sui temporis<text:line-break/>medicorum, urbe autem ejectus, tanquam aegrotantes in-<text:line-break/>terimeret. Quare necesse est ut ei, qui artem philoso-<text:line-break/>phice et ut Asclepiadis dignum est exercet, alterutrum<text:line-break/>contingat, aut ut Quint<text:span text:style-name="Default_20_Paragraph_20_Font"><text:span text:style-name="T3">o</text:span></text:span> similiter in exilium relegatus<text:line-break/>praeclara sensus praemia reportet : aut calumnias sustinens</text:p>
      <text:p text:style-name="P2">et manifesto, siquidem timidior fuerit, partim respondens<text:line-break/>partim fubticens leporis vitam degat, <text:span text:style-name="Default_20_Paragraph_20_Font"><text:span text:style-name="T3">s</text:span></text:span>emper tremens et<text:line-break/>ut patiatur aliquid exspectans , praeterquam quod praesti-<text:line-break/>gii suspicionem augeat. Sin autem animosior cominus<text:line-break/>procedat solusque cum multis vers<text:span text:style-name="Default_20_Paragraph_20_Font"><text:span text:style-name="T3">u</text:span></text:span>tis hominibus ac in<text:line-break/>plerisq<text:span text:style-name="Default_20_Paragraph_20_Font"><text:span text:style-name="T3">u</text:span></text:span>e improbissimis fraudum generibus exercitatis de-<text:line-break/>certet, ipse eruditione et disciplinis fretus ac talium ma-<text:line-break/>Iignitatum imperitus vel omnino victus obtemperet in<text:line-break/>posterum ad omnia ilia, in quibus illo uti voluerint : et<text:line-break/>si diutius resistat certetque, mirabili quadam fortuna usus<text:line-break/>semper certe bellum longe deterrimum, quod intestinum<text:line-break/>nominant, gerere cogetur, cum effugere non possit. Ac-<text:line-break/>cidet igitur necessario, multos ita fraudibus oppressos et<text:line-break/>alios qui veritatem sincere non propter aliquod exterius,<text:line-break/>fed ipsam propter fe honorant , ubi semel iniquitatem<text:line-break/>praesentis seculi fuerint experti noverintque manifesto,<text:line-break/>quam nulli sint mortalium commodo futuri, ex vulgi con-<text:line-break/>s<text:span text:style-name="Default_20_Paragraph_20_Font"><text:span text:style-name="T3">a</text:span></text:span>rtio discedere , tanquam in tempestate magna et agita-</text:p>
      <text:p text:style-name="P2">tione ventorum se ipsos saltem servare conantes. Hi fana<text:line-break/>vulgo quidem incogniti, noti vero et amici maxime qui-<text:line-break/>dem et primum diis ipsis, deinde hominum praestantissi-<text:line-break/>mis in quiete vitam agentibus, permittentes fraud<text:span text:style-name="Default_20_Paragraph_20_Font"><text:span text:style-name="T3">u</text:span></text:span>lentis<text:line-break/>istis gloriam apud vulgus aucupari et ind<text:span text:style-name="Default_20_Paragraph_20_Font"><text:span text:style-name="T3">u</text:span></text:span>rescere. Omnium<text:line-break/>horum causa hominibus divitum in urbibus et potentum<text:line-break/>deliciae existant ; qui voluptatem virtuti praeponentes in<text:line-break/>nullo honore habent eos, qui aliquid honesti noverunt<text:line-break/>quique alios docere quid possent. Toti autem illis dediti<text:line-break/>sunt, qui voluptates suppeditant, hos ditant, hos admi-<text:line-break/>rantur et in coelum efferunt, nec non histrionum et<text:line-break/>adulatorum imagines deorum statuis asseclas constituunt<text:line-break/>eruditos autem tanti faciunt, quantum opera ipsorum in-<text:line-break/>digenI. Nam in unoquoque honestum non respiciunt, ne-<text:line-break/>que peritos ipsos sustinent , <text:span text:style-name="Default_20_Paragraph_20_Font"><text:span text:style-name="T3">i</text:span></text:span>ed geometriam quidem et<text:line-break/>arithmeticen, quantum ad impensarum rationem et domus<text:line-break/>constructionem attinet, astronomiam vero et divinatoriam,<text:line-break/>quantum ad praenoscendum quorum heredes futuri</text:p>
      <text:p text:style-name="P2">sint opus est, usurpant; quemadmodum et musicen, quate-<text:line-break/>nus auditum oblectare velint. Philosophiae autem, quae.<text:line-break/>horum omnium praecipuum continet, .demonstratoriae spe-<text:line-break/>culationis nullam habent rationem, nisi quantum usus<text:line-break/>cogit, quosdam rhetoricorum virorum instrumento subdito<text:line-break/>sophistica dicta speculatione uti. Philosophiae enim ipsius<text:line-break/>nulIa mentio, sed omnium disciplinarum inutilissimum<text:line-break/>hanc instar milii perforati arbitrantur. Hi igitur sunt,<text:line-break/>qui etiam medicinae usum necessarium vident duntaxat,<text:line-break/>neque hunc recte, sed, ut Plato alibi dicit, si de medico et<text:line-break/>coquo a puero aut stultis hominibus sententia ferri debeat,<text:line-break/>coquus utique non paulo plus laudis reportabit.</text:p>
      <text:p text:style-name="Normal">Cap. II. Haec igitur ego ignorans in priori meo<text:line-break/>Romam adventu nihilque suspicans indicavi non verbis<text:line-break/>nudis, sed operibus futurorum praenotionem curationemque;<text:line-break/>donec tale quippiam accideret, ut tu novisti, qui potissi-<text:line-break/>mum per t<text:span text:style-name="Default_20_Paragraph_20_Font"><text:span text:style-name="T3">a</text:span></text:span>lius morbi Eudemi peripatetici philosophi</text:p>
      <text:p text:style-name="P2">curriculum adsuisti. ltaque die quodam nonnulla ipsum<text:line-break/>invasit inaequalitas, horror autem ab hora octava; pro-<text:line-break/>pter quem a cibo abstinere coactus, postridie inculpate<text:line-break/>agens, putavit tutius esse eum post octavam horam dif-<text:line-break/>ferre. Quum autem nihil eadem hora molestum occ<text:span text:style-name="Default_20_Paragraph_20_Font"><text:span text:style-name="T3">u</text:span></text:span>rre-<text:line-break/>ret inedia uso usque ad nonam, ac ulterius nulIa pensu-<text:line-break/>talio appareres, lotus et modico cibo assumpto tertio die<text:line-break/>pro consuetudine nobiscum versabatur. Securitatis autem<text:line-break/>gratia visum ei est etiam in illo die cibum post horas<text:line-break/>suspectas differre. Lavit itaque post octavam et cibo asa<text:line-break/>snmpto levi credidit nihil ei molestum accessurum. Quarto<text:line-break/>die, quo nobiscum versatus ad balneum discessit, ridens<text:line-break/>simul et respiciens te: utrum, inquit, in hoc quarto die<text:line-break/>tutius est octavam horam inedia excedere, an balneo uten-<text:line-break/>dum jam est? Tu igitur tanquam nihil molesti futurum<text:line-break/>esset, lavacrum accedere jussisti aliique omnes qui ade-<text:line-break/>rant, ego autem solus <text:span text:style-name="Default_20_Paragraph_20_Font"><text:span text:style-name="T3">i</text:span></text:span>ubticebam. Roganti vero ipsi cur</text:p>
      <text:p text:style-name="P2">tacerem, respondi, non omnino me citra suspicionem esse,<text:line-break/>initium quarti circuitus secundum primi diei rationem,<text:line-break/>quo me pulsum tangere j ussisti , accidisse. Q<text:span text:style-name="Default_20_Paragraph_20_Font"><text:span text:style-name="T3">u</text:span></text:span>um autem<text:line-break/>praenovissem naturatam tuum pulsum qualis erat, sine quo<text:line-break/>non licet exiguas ipsius mutationes in statum praeter na-<text:line-break/>turum deprehendere, manifesto nihil pronuntiavi; quem-<text:line-break/>admodum neque nunc magis possum aliquid de suspicione<text:line-break/>tunc mihi oborta proferre. Lavit igitur ex facili et me..<text:line-break/>diocriter nutritus est. Ueinde cum circa vesperam vocas-<text:line-break/>fet me ac rursus puIsum ejus tangere justisset; idem quod<text:line-break/>ante balneum pronuntiavi a<text:span text:style-name="Default_20_Paragraph_20_Font"><text:span text:style-name="T3">u</text:span></text:span>divit, ac magis adhuc confi-<text:line-break/>dentius quam t<text:span text:style-name="Default_20_Paragraph_20_Font"><text:span text:style-name="T3">u</text:span></text:span>nc. Iccirco visum est sequentem diem,<text:line-break/>qui septimus ab initio futur<text:span text:style-name="Default_20_Paragraph_20_Font"><text:span text:style-name="T3">u</text:span></text:span>s erasa quartus autem ab illo,<text:line-break/>exactius observare: ac cum domi fuisset commoratus, lavit<text:line-break/>cibosque assumpsit, quum plures, ut nosti, omnino absque<text:line-break/>febri ipsum este dicerent. Ego igitur quaerenti tibi, me-<text:line-break/>minilli enim omnino et hoc<text:span text:style-name="Default_20_Paragraph_20_Font"><text:span text:style-name="T3">, s</text:span></text:span>u<text:span text:style-name="Default_20_Paragraph_20_Font"><text:span text:style-name="T3">s</text:span></text:span>picionem mihi nunc esse</text:p>
      <text:p text:style-name="P2">dixi, minimae scilicet cuiusdam quartanae circuitionis ini-<text:line-break/>tium ei oboriri. Discessi igitur visitaturus quendam circa<text:line-break/>vesperam aegrotum non prope habitantem. Interim la-<text:line-break/>vatus Ludemus statim quendam cibum sumpsit, non m<text:span text:style-name="Default_20_Paragraph_20_Font"><text:span text:style-name="T3">u</text:span></text:span>lto<text:line-break/>post calorem per totum corpus sensit, quem ex potu<text:line-break/>hausto provenisse ratus, vinum enim vetus postridie as-<text:line-break/>sumpserat, hoc ipsum consuetis medicis recensuit: quum-<text:line-break/>que et illi statim vinum causarentur, nihil hic adhuc<text:line-break/>molesti in quarto die post calorem obortum fore ratus,<text:line-break/>lavit et cons<text:span text:style-name="Default_20_Paragraph_20_Font"><text:span text:style-name="T3">u</text:span></text:span>eto more cibo usus est, manifesto autem fe-<text:line-break/>bricitare ors<text:span text:style-name="Default_20_Paragraph_20_Font"><text:span text:style-name="T3">u</text:span></text:span>s, persuasum habuit quartanae esse circui-<text:line-break/>tum. Me vero s<text:span text:style-name="Default_20_Paragraph_20_Font"><text:span text:style-name="T3">o</text:span></text:span>lum inde commendavit, tanquam exacte<text:line-break/>puls<text:span text:style-name="Default_20_Paragraph_20_Font"><text:span text:style-name="T3">u</text:span></text:span>m priore tempore tangentem, persuasus mihi soli<text:line-break/>habitum esse in philosophica speculatione mentione dignum,<text:line-break/>medicinae vero obiter rationem habuisse. Etenim audie-<text:line-break/>rat quum pater me ad philosophiam duceret, injunctam<text:line-break/>ei per somnia evidentia, ut me medicinam edoceret, non<text:line-break/>ut superfluam quandam disciplinam mihi suturam. Con-</text:p>
      <text:p text:style-name="P2">tigit etiam tunc furta fortuna, ut novisti et ip<text:span text:style-name="Default_20_Paragraph_20_Font"><text:span text:style-name="T3">s</text:span></text:span>e, labo-<text:line-break/>rante quodam homine per initia autumni morbo acuto,<text:line-break/>deinde per tempus refectionis, circa horam quintam fe-<text:line-break/>bricitare exor<text:span text:style-name="Default_20_Paragraph_20_Font"><text:span text:style-name="T3">s</text:span></text:span>o, pronuntiasse me tibi praefenti, quum<text:line-break/>hominem illum vidissem , manifestissimum esse quartani<text:line-break/>circuitus insultum. Quum enim juxta proportionem per<text:line-break/>quartum diem repetitio staret, Eudemus factam praedictio-<text:line-break/>nem abs te audiens multo magis attendere mihi persua-<text:line-break/>sus est; quare cum fecundum circuitum acceflto in magni-<text:line-break/>tudinem procederet, convocatis praestantissimis quibusque<text:line-break/>urbis medicis de morbi curatione considerandum censuit.<text:line-break/>Ego autem sponte relictus sum, ut qui, nollem verbis cum<text:line-break/>ipsis contendere. Quum vero celeberrimis ip<text:span text:style-name="Default_20_Paragraph_20_Font"><text:span text:style-name="T3">s</text:span></text:span>orum the-<text:line-break/>rsacen aegro propinare vi<text:span text:style-name="Default_20_Paragraph_20_Font"><text:span text:style-name="T3">s</text:span></text:span>um esset mane eo die , quo<text:line-break/>accessio quarto repetens futura exspectaretur; digressis il-<text:line-break/>lis, ut nosti, te praefante interrogabat me quam spem de<text:line-break/>medicamenti usu haberem^ Nosti igitur quomodo ei re-<text:line-break/>fponderim, nihil ambigens, medicamentum scilicet non</text:p>
      <text:p text:style-name="P2">modo nihil praesidii illaturum, sed etiam duplicem esse-<text:line-break/>cturum quartanam. Ac quum ipse causam quaereret cur ita<text:line-break/>responderem, crudum adhuc esse morbum dixi ; ac medi-<text:line-break/>camentum hoc adhiberi, quatenus vitiosum humorem cru-<text:line-break/>dum, praesertim per hiemis initia, perturbare possit, non<text:line-break/>tamen vel persecte concoquere vel discutere. Haec igitur<text:line-break/>ego Eudemo respondi. Subsequenti die mane venientes<text:line-break/>ad ipsum medici, nobis nondum praesentibus, medicamen-<text:line-break/>tum propinarunt reverita narrare eis, quae ego ipsi dire-<text:line-break/>Iam: ut qui simul omnes medicos discedentes considen-<text:line-break/>ter promittere videret, medicamentum assumtum non pa-<text:line-break/>rutu ipsi profuturum. Quum autem eadem hora accessio<text:line-break/>invaderet, dicebant ita nonnunquam accidere in prima<text:line-break/>potione, ut morbus moveretur agitareturque, secundo au-<text:line-break/>tem potu in totum discuti , si die , quo accessio quarto<text:line-break/>repetens futura expectatur, similiter mane ex eo assume-<text:line-break/>ret. HIi quidem ita locuti cum bona spe discesserunt. At</text:p>
      <text:p text:style-name="P2">quartana, non exspectato proximo circuitu, praeter opi-<text:line-break/>nionem hora octava invasit, idque fortior quam die primo<text:line-break/>fuerat. Venientibus itaque mane medicis, ut nosti, ite-<text:line-break/>rum ex medicamento propinare visum esu Quumque pro<text:line-break/>proportione prioris accessionis exhibuissent, discesserunt;<text:line-break/>ac quae secundo post ipsam supervenit accessio priori in<text:line-break/>ipsa respondebat; cujus rei gratia circa vesperam me ro-<text:line-break/>gabat, quid exspectarem futurum. Ego, ut nosti, arte-<text:line-break/>riarum motum ipsius explorans, nunc sane, dicebam, re-<text:line-break/>fpoudere tibi quippiam ad quaestionem tuto non possem ;<text:line-break/>mane autem forsan potero, intuitus omnem quae noctu<text:line-break/>redditur urinam. Reversus itaque sub auroram intuitusque<text:line-break/>lotium, sinere jusii, ac redit<text:span text:style-name="Default_20_Paragraph_20_Font"><text:span text:style-name="T3">u</text:span></text:span>rum me dixi circiter horam<text:line-break/>quartam, si quid interea mingeret. Ac sane jam eo pro<text:span text:style-name="Default_20_Paragraph_20_Font"><text:span text:style-name="T3">i</text:span></text:span>ectus,<text:line-break/>postquam urinas inspexissem pulfumque di<text:span text:style-name="Default_20_Paragraph_20_Font"><text:span text:style-name="T3">u</text:span></text:span>tius tetigissem,<text:line-break/>pronuntiavi ei tertiam quartanae accessionem circiter eandem<text:line-break/>horam adiuturam , quo dicto jam discessi. Paulo post</text:p>
      <text:p text:style-name="P2">Sergius et Paulus, qui non multo post urbis praefectus<text:line-break/>creatus est, et Fluvius con<text:span text:style-name="Default_20_Paragraph_20_Font"><text:span text:style-name="T3">s</text:span></text:span>ularis, jam et ipse in Aristote-<text:line-break/>lis philosophia exercitatus, sicut et Paulus Eudemum<text:line-break/>visitatum venerunt: quibus iste omnia, quae a me audie-<text:line-break/>rat, recensens tristitia se afficere dicebat factam de <text:span text:style-name="Default_20_Paragraph_20_Font"><text:span text:style-name="T3">s</text:span></text:span>u-<text:line-break/>tura accessione praedictionem, observare autem quomodo<text:line-break/>eveniret. Quum jam et illa circa eandem horam ut prae-<text:line-break/>teritae accideret, Eudemus sane admirabatur et invisen-<text:line-break/>tibus ipsum omnibus meas praedictiones indicabat. Erant<text:line-break/>autem hi prope omnes, qui Romae et dignitate et eru-<text:line-break/>ditione praecellebant. Quum igitur Boethus in anatomica<text:line-break/>speculatione me summe esse exercitatum audivisset, roga-<text:line-break/>bat jam me, ut aliquid de voce et respiratione, quomodo<text:line-break/>fieret et per quae instrumenta, ostenderem. Ut igitur<text:line-break/>cognovit nomen meum, etiam hoc ipsum Paulo narravit,<text:line-break/>qui et ipse postquam innotuisset me rogabat ut etiam<text:line-break/>sibi quid ostenderem; dicebat enim omnino se speculati<text:span text:style-name="Default_20_Paragraph_20_Font"><text:span text:style-name="T3">o</text:span></text:span>ue</text:p>
      <text:p text:style-name="P2">eorum, quae in dissectionibus apparent, indigere. Simi-<text:line-break/>liter et Barbarus avuncul<text:span text:style-name="Default_20_Paragraph_20_Font"><text:span text:style-name="T3">u</text:span></text:span>s regis Lucii, qui Mesopotamiae<text:line-break/>dictae praeerat, ipse quoque sicut Paulus disciplinam de-<text:line-break/>siderabat. Postea et Severus consulatum tunc gerens, in<text:line-break/>Aristotelis philosophia etiam versatus. Quomodo igitur<text:line-break/>dissectiones successerint quum ipse scias, paucis comme-<text:line-break/>morare opus erit et breviter paulo post repetemus.</text:p>
      <text:h text:style-name="Heading_20_2" text:outline-level="2">Cap. HI. </text:h>
      <text:p text:style-name="P8">Nunc autem ad Ludentum revertor. Quum<text:line-break/>enim tribus quartanis laboraret, mediei de ejus salute de-<text:line-break/>sperarunt, hieme jam fere media. Ego vero primum<text:line-break/>tanquam praeceptori meo, deinde quod sorte fortuna prope<text:line-break/>ipsum habitabam , necesse habui obtemperare bis die vo-<text:line-break/>canti. At Antigenes me eo tempore deridebat, unus ex<text:line-break/>Quinti discipulis, qui et Marino convixerat principatum-<text:line-break/>que inter medicos obtinere creditus omnes potentes me-<text:line-break/>dicabatur; haud scio qua opinione ductus laudantibus me<text:line-break/>ridendo dicebat, paulo post ipsos cognituros quem com-<text:line-break/>mendarent, cum Eudemum efferri viderint. Atque haec</text:p>
      <text:p text:style-name="P2">ad praesentes idiotas dicens, nonnunquam sermone averso<text:line-break/>respiciensque ad medicos ajebat, Eudemum sexagesimum et<text:line-break/>tertium annum agentem, tribus laborantem quartanis in<text:line-break/>media hieme Calenus se curat<text:span text:style-name="Default_20_Paragraph_20_Font"><text:span text:style-name="T3">u</text:span></text:span>rum promittit. Tu igit<text:span text:style-name="Default_20_Paragraph_20_Font"><text:span text:style-name="T3">u</text:span></text:span>r,<text:line-break/>Posthume carissime, et praedictiones de eo postea factas et<text:line-break/>curationem novi quanto praeconio extuleris; mihi autem<text:line-break/>primum tunc invidiae initium obortum est, ut qui tum<text:line-break/>propter gravitatem vitae tum artis opera essem admira-<text:line-break/>tioni. Etenim ex tribus quartanis quum primam quidem<text:line-break/>exorsum hoc finitum iri die praesagiissem , visus sum<text:line-break/>admirabilis; quum autem et secundae statum solutionis<text:line-break/>tempus vere protulissem, omnes sane suerunt attoniti; in<text:line-break/>tertia ce<text:span text:style-name="Default_20_Paragraph_20_Font"><text:span text:style-name="T3">p</text:span></text:span>te deos precabantur ut successu frustrarer. Cum<text:line-break/>autem et illa in die a me praedicto cessaret, non ob prae-<text:line-break/>dictiones tantum, sed etiam curationem, haud mediocrem<text:line-break/>gloriam sum consecutus. Antigenes igitur fere in terram<text:line-break/>fe coram me dimisit propter temerarias ipsius in me oblos<text:line-break/>cutiones habitas; similiter et Martianus, qui ipse quoque</text:p>
      <text:p text:style-name="P2">tum per illud tempus tum antea adhuc ceu maximus<text:line-break/>anatomic<text:span text:style-name="Default_20_Paragraph_20_Font"><text:span text:style-name="T3">o</text:span></text:span>s in magno honore et gloria apud adolescentes<text:line-break/>medicos extitit. Legebantur autem duo ejus libri de disse-<text:line-break/>ctionibus scripti. Is ipse quoque dolore affectus, eo quod<text:line-break/>Eudemus non modo jure in omnibus laudari me oportere,<text:line-break/>sed etiam pro miraculo haberi dicebat; non ex medicina<text:line-break/>praedictiones, <text:span text:style-name="Default_20_Paragraph_20_Font"><text:span text:style-name="T3">s</text:span></text:span>ed ex vaticinatoria has a me fieri calumnia-<text:line-break/>batur. At vaticinatoriam quam tandem diceret quum<text:line-break/>nonnulli quaererent, interim auguratricem dicebat, iute-<text:line-break/>rim e sacrificio petitam , aliquand<text:span text:style-name="Default_20_Paragraph_20_Font"><text:span text:style-name="T3">o s</text:span></text:span>ymbolicam aut ma-<text:line-break/>thematicam. Postremo tale quid apud E<text:span text:style-name="Default_20_Paragraph_20_Font"><text:span text:style-name="T3">u</text:span></text:span>demum accidit,<text:line-break/>tertiae quartanae die instante, qua perfecte eum libera-<text:line-break/>tum iri dixeram. Martianus hora nona ad Eudemum pro-<text:line-break/>sectus praesentem accessionem non paulo, sed etiam multo<text:line-break/>vehementiorem praeterita esse dixit ac statim abit vult<text:span text:style-name="Default_20_Paragraph_20_Font"><text:span text:style-name="T3">u<text:line-break/></text:span></text:span>laeto, manisesto indicans fe gaudere, tanquam praedictio<text:line-break/>non s<text:span text:style-name="Default_20_Paragraph_20_Font"><text:span text:style-name="T3">u</text:span></text:span>ccesserit. Eudemus autem sentiens facilitatem morbi</text:p>
      <text:p text:style-name="P2">tolerandi, qualem necdum antea perceperat, quin etiam<text:line-break/>confidens mihi tanquam non erraturo in praedictione, ex-<text:line-break/>spectans dum alius etiam quidam medicus accederet; quum-<text:line-break/>que non unus tandem adveniret, sed duo et tres (obser-<text:line-break/>vabant enim omnes quomodo praedictio succederet, optan-<text:line-break/>tes saltem in tertia quartana frustrari me et praedictione<text:line-break/>et curatione ipsius), Ludemus sane voluit et illos pronun-<text:line-break/>tiara quam ipsi de morbo suo opinionem haberent.<text:line-break/>Quumque eandem responsionem audivisset, quam Martia-<text:line-break/>nus prot<text:span text:style-name="Default_20_Paragraph_20_Font"><text:span text:style-name="T3">u</text:span></text:span>Ierat, et attendens similiter etiam illis ceu Iae-<text:line-break/>floribus Martiano redditis, intelIexit sane et ipse gaudere<text:line-break/>illos quasi et praedictio et curatio improspere successerit.<text:line-break/>Quoniam autem diutius morabar praeter consuetudinem<text:line-break/>in visitando quodam occupatus, misit continue ad me<text:line-break/>juxta habitantem, ut dixi, cupiens, ut de facilitate ipsius,<text:line-break/>quam habebat, ferrem judicium. Ut igitur accessi, ne sedere<text:line-break/>quidem me permittens manum exporrexit, jubeus ut puI.<text:line-break/>sum tangerem. Quum autem explorassem studiose, quae-</text:p>
      <text:p text:style-name="P2">rebat quidnam nuntiarem. Ac ego ridens, quid aliud,<text:line-break/>inquam, quam bona? qualia, ait, haec particulatim mihi<text:line-break/>edicito. Ego russus, non satis, inquam, erit tibi sum-<text:line-break/>mam ipsam universim audienti, gaudere ob ea, quae s<text:span text:style-name="Default_20_Paragraph_20_Font"><text:span text:style-name="T3">u-<text:line-break/></text:span></text:span>tura sunt. Nequaquam, inquit; audire enim desidero<text:line-break/>particulatim. Audito jam. Hac nocte tota dispositione<text:line-break/>morbosa perfecte liberaberis ; quibus factis etiam sympto-<text:line-break/>matum omnium et supervenientium et futurorum sol<text:span text:style-name="Default_20_Paragraph_20_Font"><text:span text:style-name="T3">u</text:span></text:span>tio<text:line-break/>comitabitur. Atque hoc dicebam nuper mihi ex pulsibus<text:line-break/>indicasse naturam, quae corpus tuum dispensat, excitatam<text:line-break/>jam motamque, ut omnem humorum corporis pravitatem<text:line-break/>ex corpore tuo expeIIat. Quomodo igitur jam a natura<text:line-break/>hoc tibi indicatum esse dicis? non enim loquens haecltibi<text:line-break/>dixit <text:span text:style-name="Default_20_Paragraph_20_Font"><text:span text:style-name="T4">ι</text:span></text:span><text:span text:style-name="Default_20_Paragraph_20_Font"><text:span text:style-name="T7"> </text:span></text:span>responde. Omnino enim novisti me quae dices<text:line-break/>intellectu magis assecuturum quam omnes bos miserabiles<text:line-break/>medicos. Quoniam motum, dixi, arteriarum elatius ex-<text:line-break/>tulit quam ad alteram dimensionem : quod semper facere<text:line-break/>consuevit, ubi id q<text:span text:style-name="Default_20_Paragraph_20_Font"><text:span text:style-name="T3">u</text:span></text:span>od noxium est excernere e corpore</text:p>
      <text:p text:style-name="P2">nititur. Post haec dicta Eudemus iterato sermone intulit.<text:line-break/>Verum quia multae excretione viae a natura distributae<text:line-break/>sunt [etenim vomitus, aIvus profluens, forsan et urina-<text:line-break/>rum copia, sudorum multorum er<text:span text:style-name="Default_20_Paragraph_20_Font"><text:span text:style-name="T3">u</text:span></text:span>ptiones, sang<text:span text:style-name="Default_20_Paragraph_20_Font"><text:span text:style-name="T3">u</text:span></text:span>inis pro-<text:line-break/>fluvium et confneta haemorrhois adaperta vacuationem<text:line-break/>subitam efficit) proprium artis tuae munus fuerit vacua-<text:line-break/>tinnis speciem interpretari. Sanguinis igitur profluvium<text:line-break/>f<text:span text:style-name="Default_20_Paragraph_20_Font"><text:span text:style-name="T3">u</text:span></text:span>turum haec et illa signa praecedunt, quemadmodum etiam<text:line-break/>sudores haec. Adjeci autem inter dicendum et ea quae<text:line-break/>vomit<text:span text:style-name="Default_20_Paragraph_20_Font"><text:span text:style-name="T3">u</text:span></text:span>s praecedunt. At vacuationis per ventrem subitae<text:line-break/>crisin fatentis nullum peculiare eximium signum habemus.<text:line-break/>Verum si nullum ex aliis adsit, reliquum est ut spere-<text:line-break/>mus in te hoc futurum. Dialectice, inquit, collegisti ejus<text:line-break/>quod fiet inventionem. Haec fane cum advesperasceret<text:line-break/>jam inter nos disserebamus. Quum itaque mane accede-<text:line-break/>rem, tu ipse audivisti summam praedictionis a phiIoso-<text:line-break/>pho, qui non sustinebat moderate loqui, ut consueverat;<text:line-break/>sed vociferabatur ad omnes nos ingredientes amicos, Py-</text:p>
      <text:p text:style-name="P2">thium Apollinem per Caleni os voluisse oracula aegro-<text:line-break/>tantibns dicere nec non curare ipsos liberareqne in totum<text:line-break/>die praedicto. Nam cum factam morbi solutionem (per-<text:line-break/>suasum enim habeo jam ex toto me esse sanum ) longe<text:line-break/>tempore antea praenuntiasset et curationem et praedictio-<text:line-break/>nem sum consecutus. Liberavit autem me trib<text:span text:style-name="Default_20_Paragraph_20_Font"><text:span text:style-name="T3">u</text:span></text:span>s quartanis,<text:line-break/>in quas ex intempestivo theriacae medicamenti potione in-<text:line-break/>cidi, quando tempus ipsius esset non illis eloquentibus^<text:line-break/>hic propinans me liberavit, derisus ab iis, quod lenem<text:line-break/>hiberno tempore laborantem tribus quartanis levaturum<text:line-break/>se putaret.</text:p>
      <text:h text:style-name="Heading_20_2" text:outline-level="2">Cap. IV. </text:h>
      <text:p text:style-name="P8">Imperiti fano artis medicae quum haec<text:line-break/>audirent, commune bonum me Romae degentibus futurum<text:line-break/>existimantes omnes gaudebant. At martianus, qui non<text:line-break/>medicum modo, fed etiam amicum esse se testabatur,<text:line-break/>quum audivisset, quid superiori die pronuntiassem de ar-<text:line-break/>seriarum motu, quem illi turbulentum, non decretorium<text:line-break/>nominantes extimuerunt, etsi Eudemum fecund<text:span text:style-name="Default_20_Paragraph_20_Font"><text:span text:style-name="T3">u</text:span></text:span>m natu-</text:p>
      <text:p text:style-name="P2">ram prorsus habere offenderent, ne verbo quidem uno<text:line-break/>laudari me sustinebat. Digressas autem in Sandaliarium<text:line-break/>forte mihi occurrit ac statim neque salutans, uti solebat,<text:line-break/>rogavit, num secundum Hippocrate Prorrh e licorum librum<text:line-break/>legissem, an omnino mihi esset incognitus. Ac deinde<text:line-break/>ubi audivisset me legisse, ac mihi videntur, inquit, non-<text:line-break/>nulli medicorum recte ac convenienter pronuntiasse ex<text:line-break/>germanis Hippocratis libris ipsum non esse. Omnino igi-<text:line-break/>t ur novisti, inquit, quae in eo scripta sunt? Ego vero<text:line-break/>hujusmodi non vaticinor; quorsum autem hoc nunc dictum<text:line-break/>ab eo esset quaesivi. Quod cum ab Fudemo te admirante<text:line-break/>digressus esses, ajebat, heri vesperi ex pulsus tactu prae-<text:line-break/>dixeris excretionem per alvum suturam, postquam non<text:line-break/>amplius febricitaret. Quae ubi ipse protulisset, ego t an-<text:line-break/>tum respondens, ab Eudemo haec audivisti, non a me,<text:line-break/>statim discessi; prosectusque ad Eudemum quid accidisset<text:line-break/>nunciavi, demirabarque medicorum in Romanorum urbe<text:line-break/>celebrium malevolentiam. Ille secundum rationem hoc</text:p>
      <text:p text:style-name="P2">mihi accidere dixit, conferens cum patriae nostrae medicis<text:line-break/>eos, qui in hac urbe versantur, pluribus de causis ad<text:line-break/>summum malitiae tendentes; ac deinde mihi omnes in h<text:span text:style-name="Default_20_Paragraph_20_Font"><text:span text:style-name="T3">u</text:span></text:span>nc<text:line-break/>modum recen<text:span text:style-name="Default_20_Paragraph_20_Font"><text:span text:style-name="T3">s</text:span></text:span>uit. Ne arbitreris bonos viros hac in urbe<text:line-break/>fieri malos, sed qui mali jam sunt, rerum materiam hic<text:line-break/>et quaestum multo uberiorem quam ii, qui in externis ur-<text:line-break/>bibus agunt, inveniunt. Ac dum multos ipsis simitas lo-<text:line-break/>cupletatos vident, actiones eorum varias imitantur atque<text:line-break/>hinc ex pluribus causis in extremam pravitatem de-<text:line-break/>labuntur. Dicam autem tibi nonnullos ip<text:span text:style-name="Default_20_Paragraph_20_Font"><text:span text:style-name="T3">s</text:span></text:span>orum pravitates<text:line-break/>ceu longo tempore expertus. Non enim solum natura,<text:line-break/>neque quaeftuofarum rerum materia malitiam eorum , qui<text:line-break/>natura pravi sunt, adauxit; sed etiam disciplina viarum<text:line-break/>imposturae secuta est, quas quotidie a sui similibus iniri<text:line-break/>conspiciebant: deinde in his imitandis tunc versantur. Et<text:line-break/>si ab aliquo maleficii arguantur, ad alios ignotos trans-<text:line-break/>grediuntur; quibus illa, quae prima experientia perperam<text:line-break/>facere sunt deprehensi, tutius offeruntur; id quod non</text:p>
      <text:p text:style-name="P2">parum eos movet ut nunquam a maleficiis desistant. Qui<text:line-break/>autem parvas urbes inhabitant, neque magnitudine quaestus<text:line-break/>alliciuntur, quemadmodum hujus fuc<text:span text:style-name="Default_20_Paragraph_20_Font"><text:span text:style-name="T3">o</text:span></text:span>sae, cognoscunturque<text:line-break/>facile a civibus, et si etiam parum deliquerint, inexercita-<text:line-break/>tam habent speculationem. Hic autem et quod non ab<text:line-break/>omnibus cognoscantur, quae frequenter maleficia molina-<text:line-break/>tur, naturae ipsorum malignitatem auget. Nam ingemat<text:line-break/><text:span text:style-name="Default_20_Paragraph_20_Font"><text:span text:style-name="T3">s</text:span></text:span>e ignorantibus ex improviso, et praesertim iis, qui pro-<text:line-break/>pter animi simplicitatem ipsos contra mordere nequeunt,<text:line-break/>sicut ipsi <text:span text:style-name="Default_20_Paragraph_20_Font"><text:span text:style-name="T3">s</text:span></text:span>e invicem conviciis lacerant , si quam etiam<text:line-break/>parvam incuriam intulerint. Ut igitur latrones apud nos<text:line-break/>ob maIesicium aliquod se mutuo juvant sibique parcunt,<text:line-break/>eodem modo qui hic agunt adversus nos conjurati sala<text:line-break/>hac re a latronibus disserunt, quod in urbe, non in m<text:span text:style-name="Default_20_Paragraph_20_Font"><text:span text:style-name="T3">o</text:span></text:span>n-<text:line-break/>tibus facin<text:span text:style-name="Default_20_Paragraph_20_Font"><text:span text:style-name="T3">o</text:span></text:span>ra sua perpetrent. Sed jam quod proposueram,<text:line-break/>alebam , <text:span text:style-name="Default_20_Paragraph_20_Font"><text:span text:style-name="T3">s</text:span></text:span>aepe audivisti: quare quamprimum seditio ac<text:line-break/>belli tumultus in patria mea cessaverit, conspicies me ex<text:line-break/>hac urbe discessurum et brevem adeo hic moram factu-</text:p>
      <text:p text:style-name="P2">rum <text:span text:style-name="Default_20_Paragraph_20_Font"><text:span text:style-name="T8">, </text:span></text:span>quo citius ab improbis istis nebulonibus liberer.<text:line-break/>Sed ignorant, Eudemus ait, hoc tibi institutum esse et<text:line-break/>si noverint, quemadmodum ipsi mentiuntur, omnes te simi-<text:line-break/>Iiter ut ipsos mentiri censebunt. Et quemadmodum ipsi<text:line-break/>rerum indigi et imperiti quum in patria manere nequeant,<text:line-break/>eo quod praeter alia, quae dixi, vaIritiam subdolam im-<text:line-break/>probamque exercere cognoscuntur, in hanc urbem migra-<text:line-break/>runt, ita quoque alios huc profectos arbitrantur et nolle<text:line-break/>prius discedere quam pecuniam acervaverint. Et si a<text:line-break/>civibus genus tuum poffessionemque audiant, quod non sis<text:line-break/>ex eorum numero, qui rerum inopia laborent, effictum<text:line-break/>omnino abs te esse dicent, ut auditoribus imponas; quae<text:line-break/>enim ipsi fecerint, ea de omnibus suspicantur. Quum<text:line-break/>igitur haec aliaque id genus Eudemus dixisset, addidisset-<text:line-break/>que eos, nisi improba vafritie nos laedere potuerint, ad<text:line-break/>insidias per pharmaca de<text:span text:style-name="Default_20_Paragraph_20_Font"><text:span text:style-name="T3">s</text:span></text:span>cendunt; quumque retulisset idem<text:line-break/>inter narrandum, adolescentem quendam ante annos cir-<text:line-break/>citer decem in hanc urbem profectum , qui operibus simi-</text:p>
      <text:p text:style-name="P2">liter ac ego tractationem artis indicabat, pharmacis fuisse<text:line-break/><text:span text:style-name="Default_20_Paragraph_20_Font"><text:span text:style-name="T3">s</text:span></text:span>ublatum cum famulis duobus, qui una cum ipso adve-<text:line-break/>n era ut. Gratiam tibi habeo, dixi, praeceptor carissime.<text:line-break/>qui omnem ipsorum pravitatem mihi recensuerim. Ego<text:line-break/>enim secure me ipsum tuebor, digressus ab eis procul;<text:line-break/>claraq<text:span text:style-name="Default_20_Paragraph_20_Font"><text:span text:style-name="T3">u</text:span></text:span>e inscitia eorum facta, a magna hac et populosa<text:line-break/>civitate in parvam paucorumque hominum migrabo, ubi<text:line-break/>omnes inter nos novimus ex quibus orti simus, quam<text:line-break/>eruditionem habeamus, possessionem et mores, quamque vitae<text:line-break/>rationem ineamus. Eo igitur animum convertens insci-<text:line-break/>tiam ipsorum et vasritiem redarguere non studui.</text:p>
      <text:h text:style-name="Heading_20_2" text:outline-level="2">Cap. V.</text:h>
      <text:p text:style-name="P8"><text:s/>Sed commemoratum adolescentem, ad quem<text:line-break/>profectus primo statim die dixi quartanae febris accessio-<text:line-break/>nis insultum fore, ubi accepissem curavi, statum morbi<text:line-break/>solutionis tempus, ut in Eudemo, praefatus; quumque a<text:line-break/>te vocatus essem , ut hominem quendam inviserem Chari-<text:line-break/>lampi cubicularium quidem, ut omnes nunc Graeci nonu-<text:line-break/>nant, corporis vero custodem, quemadmodum et. ii qui</text:p>
      <text:p text:style-name="P2">perperam Atticos imitantur, in nervo vulneratum persa-<text:line-break/>navi, id quod nullus aulicorum medicorum praestare po-<text:line-break/>tueriI. Ac post ipsum in Sandalario Diomedem rhetorem,<text:line-break/>cujus nec ipsius quoque morbi affectionem celeberrimi in-<text:line-break/>ter aulicos medicos inveniebant, sed etiam secus quam<text:line-break/>decens erat curationem moliebantur, paucis diebus quum<text:line-break/>morbum admodum diuturnum praenovissem, restitui. Ac<text:line-break/>aestate appetente in primatibus Romae et praedictiones,<text:line-break/>ut curationes magna laude dignas molitus sum; ac in<text:line-break/>multo honore et gloria apud omnes eram, ut scis, nomen-<text:line-break/>que Caleni celebre. Ac cum gloria crescebat invidia eo-<text:line-break/>rum , qui et ipsi putabantur esse aliquid, tanquam in omni<text:line-break/>artis parte a me vincerentur, adhibebantque urbem circum-<text:line-break/>currentes alius aliam calumniam; hic, quod casu illum<text:line-break/>curaverim, periculoso curationis modo usus; iIle, quod e<text:line-break/>vaticinatrice, non ex medica specuIatione praedictiones fio-<text:line-break/>rent. Accessit etiam his quaestio, quam cum Stoicis et<text:line-break/>Peripateticis habebam , quos Boethus ipse convocarat.</text:p>
      <text:p text:style-name="P2">Adde quae in lusti uxore fecerim , quam contabescentem<text:line-break/>citra ullius partis affectum evidentem non <text:span text:style-name="Default_20_Paragraph_20_Font"><text:span text:style-name="T3">s</text:span></text:span>olum amare<text:line-break/>deprehendi , <text:span text:style-name="Default_20_Paragraph_20_Font"><text:span text:style-name="T3">s</text:span></text:span>ed etiam quem amaret ; et paulo post quo-<text:line-break/>modo invenerim aperiam. Sed primum certaminis, quod<text:line-break/>cum Stoicis et Peripateticis gessi, prae<text:span text:style-name="Default_20_Paragraph_20_Font"><text:span text:style-name="T3">s</text:span></text:span>entibus esiam aliis<text:line-break/>simul cum ipsis et medicis et philo<text:span text:style-name="Default_20_Paragraph_20_Font"><text:span text:style-name="T3">s</text:span></text:span>ophis, mentionem<text:line-break/>sum facturus, simulatque unde incepit, percenfuero, ut si<text:line-break/>etiam alicui ex iis, qui hujusmodi sermonum communica-<text:line-break/>tione digni sunt, librum hunc voles impertire, omnem<text:line-break/>jam factorum ordinem habeas ; et ne <text:span text:style-name="Default_20_Paragraph_20_Font"><text:span text:style-name="T3">s</text:span></text:span>emper narrando<text:line-break/>occuperis, quae in artis medicae operibus dissectionibus<text:span text:style-name="Default_20_Paragraph_20_Font"><text:span text:style-name="T3">q</text:span></text:span>u<text:span text:style-name="T5">ο</text:span><text:line-break/>et in disputationibus ip<text:span text:style-name="Default_20_Paragraph_20_Font"><text:span text:style-name="T3">s</text:span></text:span>or<text:span text:style-name="Default_20_Paragraph_20_Font"><text:span text:style-name="T3">u</text:span></text:span>m fecerim, invidos et medices<text:line-break/>et philo<text:span text:style-name="Default_20_Paragraph_20_Font"><text:span text:style-name="T3">s</text:span></text:span>ophos redarguens. Quum enim provocarer ab<text:line-break/>eis, ad hoc descendi, H<text:span text:style-name="Default_20_Paragraph_20_Font"><text:span text:style-name="T3">u</text:span></text:span>merum imitatus, qui me do-<text:line-break/>cnerit</text:p>
      <text:p text:style-name="Normal">H<text:span text:style-name="Default_20_Paragraph_20_Font"><text:span text:style-name="T3">ominem</text:span></text:span> v<text:span text:style-name="Default_20_Paragraph_20_Font"><text:span text:style-name="T3">icissim impetere, quum quis pri</text:span></text:span>o<text:span text:style-name="Default_20_Paragraph_20_Font"><text:span text:style-name="T3">r mo<text:line-break/>lessus suerit.</text:span></text:span></text:p>
      <text:p text:style-name="Normal">Tale igitur initium conversatio cum eis habuit. Flavius</text:p>
      <text:p text:style-name="P2">Boe thus, vir consularis, quam fuerit et honesti studiosus et do-<text:line-break/>ctrinae cupidus, tu quoque nosti. Utebatur autem praeceptore<text:line-break/>sectae Peripateticae Alexandro Damasceno; qui quidem et<text:line-break/>Platonis scita noverat, sed Aristotelicis magis adhaerens.<text:line-break/>Quum igitur rogasset me ut per sectiones docerem quo-<text:line-break/>modo respiratio et vox fieret, comparavit et hoedos et<text:line-break/>porcos complures; simias enim dicebam non desiderare<text:line-break/>dissectionem, quum non solum haec animalia similem ha-<text:line-break/>beant constructionem, sed etiam pedestria sere omnia, quae<text:line-break/>autem magnam edunt vocem, aptiora exili voce praeditis<text:line-break/>esse, quae sumptiones demonstratorius ad fidem de re pro-<text:line-break/>posita faciendam praebeant. Advenerant spectatum quae<text:line-break/>ostens<text:span text:style-name="Default_20_Paragraph_20_Font"><text:span text:style-name="T3">u</text:span></text:span>rus essem cum alii quidam, tum et Adrianus rhetor,<text:line-break/>nondum rhetoricas institutiones docens, sed cum Boetho<text:line-break/>adhuc agens ; item Demetrius Alexandreus , Favorini fa-<text:line-break/>miliaris, quotidie publice exponens ea, quae secundum<text:line-break/>Favorini dictionis speciem proponebantur. Quum autem<text:line-break/>ego ante dissectionem dicerem , me quidem ea, quae in</text:p>
      <text:p text:style-name="P2">dissectione apparerent, ostensurum, quae vero inde se-<text:line-break/>quantur, non meum esse tantum colligere, sed etiam<text:line-break/>omnium praeceptorem Alexandrum magis posse sperare;<text:line-break/>omnes sane reliqui tanquam modestum sermonem recepe-<text:line-break/>runt, honorem Alexandro deserentes; ac simul adhorta-<text:line-break/>bautur eum ut toti negotio citra contentionem incumbe-<text:line-break/>ret. Quippe non latet te, Alexandrum hoc affectu ab<text:line-break/>omnibus nosci , quemadmodum et tunc mani<text:span text:style-name="Default_20_Paragraph_20_Font"><text:span text:style-name="T3">i</text:span></text:span>esto indicavit.<text:line-break/>Quum enim ostensurum me pollicerer nervulorum tenuis-<text:line-break/>simorum , quasi capillarem coiugationem quandam gutta-<text:line-break/>ris musculis inseri, aliis ex sinistris partibus, aliis ex<text:line-break/>dextris, ob quos funiculo interceptos vel <text:span text:style-name="Default_20_Paragraph_20_Font"><text:span text:style-name="T3">s</text:span></text:span>ectos animal<text:line-break/>mutum redditur, ita ut nec vita neque actio ipsius of-<text:line-break/>fendatur; Alexander commodum respondens priusquam<text:line-break/>ostendatur, hoc primum , inquit, utique tibi concedetur<text:line-break/>sed iis, quae sensu apparent, credere nos oportet. Quae<text:line-break/>ubi ego audivissem, relictis ipsis discessi, unum hoc locu-<text:line-break/>tus, errasse me, qui putarem ad rusticos Pyrrhoneos me</text:p>
      <text:p text:style-name="P2">non venire, aut certe non venturum fuisse. Postquam<text:line-break/>jam discessissem, cum alii Alexandrum increpabant, tum<text:line-break/>Adrianus Demetrinsque , male <text:span text:style-name="Default_20_Paragraph_20_Font"><text:span text:style-name="T3">s</text:span></text:span>emper erga contentionem<text:line-break/>affecti, probabilem occasionem habebant, qua vehementer<text:line-break/>eum corriperent. Quum vero studiosi etiam omnes, qui<text:line-break/>in urbe Romanorum erant, et Severus Paulusque et Barba-<text:line-break/>rus id resciverunt, omnes certe graviter ipsum accusarunt,<text:line-break/>volueruntque praesentibus ipsis fieri dissectiones, congre-<text:line-break/>gatis ad hoc aliis universis, qui in medicina et phiIofo-<text:line-break/>phia erant celebres. Durante igitur conventu pluribus<text:line-break/>diebus, ostendi inspirationem fieri thorace dilatato, exspi-<text:line-break/>rationem vero contracto; praeterea musculos indicavi,<text:line-break/>a quibus diIatatur; ad haec nervos, qui in ipsus insero n-<text:line-break/>tur, ex spinali medulla proficisci: insuper quomodo non<text:line-break/>coacta spiritus, foras dilatio exspirationem sine strepitu es-<text:line-break/>ficiat; violentam vero esse diversam ab ea cum strepitu<text:line-break/>accidentem , quam effiationem nominamus. Quum autem</text:p>
      <text:p text:style-name="P2">monstrassem etiam talem solam , dum per arteriam aspe-<text:line-break/>ram exit, a cartilaginibus ictam, vocem efficere et a mu-<text:line-break/>aculis has moveri, nervosque hos moventes affectos vocis<text:line-break/>abolitionem moliri; et oblocutoribus haec ubi indicassem,<text:line-break/>omnibus convictis, Boethus rogavit me ut eorum com-<text:line-break/>mentaria sibi darem. Ac cum misisset ip<text:span text:style-name="Default_20_Paragraph_20_Font"><text:span text:style-name="T3">s</text:span></text:span>e, qui notis ce-<text:line-break/>leri ter scribere noverunt, dictavi omnia et ostensa a me<text:line-break/>et dicta, non praevidens, an ea multis esset communica-<text:line-break/>torus. Et hactenus, o Posthume, nemo ausus est resra-<text:line-break/>gari, quindecim interea annis praeteritis; quamvis multi<text:line-break/>contradicere nitantur, ut hoc solum apud vulgus audiant,<text:line-break/>nempe Caleno se contradixisse, non tamen audent scripta<text:line-break/>ad doctorum hominum judicium referre.</text:p>
      <text:h text:style-name="Heading_20_2" text:outline-level="2">Cap. VI. </text:h>
      <text:p text:style-name="P8">Reliquum igitur, quod pollicitus sum, dein-<text:line-break/>ceps tibi enarrabo , modo et hoc apponere sermoni prae-<text:line-break/>senti oporteat; praesertim quum et sophistarum medicotum<text:line-break/>nonnulli, ignorantes qua ratione Erasistratus adolescendi</text:p>
      <text:p text:style-name="P2">erga ancillam patris cognovit amorem, scribant arterias<text:line-break/>puIsus juveuis amatorios edentibus ipsum invenisse, nunc<text:line-break/>autem non amplius , ut quis ex pulsibus inventum esse<text:line-break/>dicat, sustinent. Ego sane quomodo Erafistratus id de-<text:line-break/>prehenderit, dicere non possum; quomodo autem ipse co-<text:line-break/>gnoveris, jam tibi aperiam. Vocatus smn ad mulierem<text:line-break/>invisendam, quae noctu vigiliis torquebatur et alias in<text:line-break/>aliam decubitus figuram <text:span text:style-name="Default_20_Paragraph_20_Font"><text:span text:style-name="T3">s</text:span></text:span>e transmutabaI. Hanc dum sebri<text:line-break/>carentem invenio, rogo de singulis particulatim ei obortis,<text:line-break/>unde vigilias accidere deprehendimus. Ipsa autem vix<text:line-break/>aut nequaquam respondebat, ceu frustra interrogaretur in-<text:line-break/>dicans ; denique vultu averso vestimentis superinjectis uni-<text:line-break/>verso corpori, totam <text:span text:style-name="Default_20_Paragraph_20_Font"><text:span text:style-name="T3">s</text:span></text:span>e contegit, ac alteri cuipiam exiguo<text:line-break/>pulvino caput inclinabat, quemadmodum ii, qui somn<text:span text:style-name="Default_20_Paragraph_20_Font"><text:span text:style-name="T3">o</text:span></text:span> in-<text:line-break/>digent. digressus itaque ego, inde alterutrum ipsam pati<text:line-break/>existimabam, aut melancholico animo torqueri, aut qua<text:line-break/>tristitia afficeretur, nolle fateri. Differebam itaque in<text:line-break/>subsequentem diem exactius de ipsa considerare, aequum</text:p>
      <text:p text:style-name="P2">venissem, primum audivi ab ancilla astante fieri non posse<text:line-break/>ut ipsam viderem. Iterum reversus postquam idem audi-<text:line-break/>vissem, tertio redii: ac cum famosa mihi diceret ut dis-<text:line-break/>cederem , nolle enim mulierem molestari , quumque novis-<text:line-break/>sem , ipsam me egresso et lotam et <text:span text:style-name="Default_20_Paragraph_20_Font"><text:span text:style-name="T3">s</text:span></text:span>olita assumpsisse, veni<text:line-break/>postridie, ac <text:span text:style-name="Default_20_Paragraph_20_Font"><text:span text:style-name="T3">s</text:span></text:span>olus cum ancilia multifariam disserens eo-<text:line-break/>gnovi manifesto tristitia quadam affectam, quam ca<text:span text:style-name="Default_20_Paragraph_20_Font"><text:span text:style-name="T3">s</text:span></text:span>u in-<text:line-break/>veni, ut etiam Erasistrato accidisse puto. Nam cum cer-<text:line-break/>tus essem nullum in corpore affectum existere, <text:span text:style-name="Default_20_Paragraph_20_Font"><text:span text:style-name="T3">s</text:span></text:span>ed ani-<text:line-break/>mali quadam molestia mulierem torqueri, contigit eodem<text:line-break/>tempore, quo ipsam invisebant, id confirmari, adventante<text:line-break/>quodam ex theatro et nuntiante se PyIadem vidisse <text:span text:style-name="Default_20_Paragraph_20_Font"><text:span text:style-name="T3">s</text:span></text:span>al-<text:line-break/>tantem: mutatus enim ipsius visus est et faciei color:<text:line-break/>quosl ego contemplatus manu mulieris brachiali injecta<text:line-break/>pulsum deprehendi inaequalem, subito ac multis modis<text:line-break/>agitatum, qui animam turbatam esse indicat: idem igitur<text:line-break/>et de re quadam contendentibus obvenit. Postridie dixi</text:p>
      <text:p text:style-name="P2">cuidam ex iis, qui sequebantur me, quum mulierem visi-<text:line-break/>tatum accederem, ut paulo post adveniens nuntiaret mihi<text:line-break/>Morphum hodie saltare; id ubi factum est, pulsum nihil<text:line-break/>offendi mutatum. Similiter et sequenti die quum curas-<text:line-break/>sem ut de tertio saltatore nuntiaretur, similiter pulsus<text:line-break/>haud mutatus est. Quarta rem diligenter examinavi nocte;<text:line-break/>qua observans pulsum, quum Pylades saltare nuntiaretur,<text:line-break/>turbatum ipsum multifariam ipsum videns, deprehendi ita<text:line-break/>mulierem Pyladem amare, atque hoc exacte observatum<text:line-break/>diebus subsequentibus confirmatum est. Quemadmodum<text:line-break/>etiam divitis cuiusdam servus oeconomus similiter cognitus<text:line-break/>est mihi aegrotare. Quum enim angeretur de reddendis<text:line-break/>rationibus eorum, quae dispensarat, in quibus non parum<text:line-break/>argenti desiderari sciens, prae curis vigiIabat et tristitia<text:line-break/>contabescebat. Quum autem praedixissem domino ipsius<text:line-break/>nullum esse affectum corporeum seni, inspicere consului,<text:line-break/>qui timeret, quum ipse rationes eorum, quae administra-</text:p>
      <text:p text:style-name="P2">vit, esset repetiturus, nam idcirco tristitia afficiebatur,<text:line-break/>quod sciret non exiguum in eis desideratum iri. Quo-<text:line-break/>niam recte conjecisti boe, inquit, consultu firmae agni-<text:line-break/>tinnis causa ut ei diceret quantam haberet famulus re-<text:line-break/>positam pecuniam, hanc postularet, ne derepente eo mor-<text:line-break/>tuo periret, dispensatione in ali<text:span text:style-name="Default_20_Paragraph_20_Font"><text:span text:style-name="T3">u</text:span></text:span>m domesticum translata,<text:line-break/>quem nondum esset expertus; ab illo enim non desidera-<text:line-break/>ret rationes. Postquam dominus haec servo dixisset, is<text:line-break/>persuasus se non examinatum iri postea , eoque evadens<text:line-break/>laetior, tertio die nat<text:span text:style-name="Default_20_Paragraph_20_Font"><text:span text:style-name="T3">u</text:span></text:span>ralem corporis habitum recupera-<text:line-break/>vit. Curnam igitur priores medicos et praedictam multe-<text:line-break/>rem praedictumque famulum visitantes haec latebant? Nam<text:line-break/>ex communibus ratiocinationibus hujusmodi inveniuntur;<text:line-break/>etiam si exiguam speculationis medicae scientiam habeant.<text:line-break/>Ego sane puto, eo quod nullam habent cognitionem eorum,<text:line-break/>quae corpus propter animi affectus pati consuevit; forsan<text:line-break/>etiam , quod neque ob contentiones et metus subito ani-<text:line-break/>mum turbantes pulsus mutari cognoscunt. Quod Erasistra-</text:p>
      <text:p text:style-name="P2">tus intelligens, quando mulier in eadem domo cum aegro-<text:line-break/>tante esset, facilius invenit, ut quae ab adolescente fre-<text:line-break/>quenti<text:span text:style-name="Default_20_Paragraph_20_Font"><text:span text:style-name="T3">u</text:span></text:span>s videri poterat, non pluribus diebus quemadmo-<text:line-break/>dum Pylades, qui neque tunc apparens, sed auditus tan-<text:line-break/>tum mulierem turbaret. Nugae igitur sunt pulsus amatorie<text:line-break/>moti eorum qui ignorant nullum quidem pulsum amo-<text:line-break/>ris esse indicem, sed anima turbata ob quamcunque rem<text:line-break/>pulsus alterari, neque naturalem aequalitatem neque or-<text:line-break/>dinem conservantes.</text:p>
      <text:h text:style-name="Heading_20_2" text:outline-level="2">Cap. VII. </text:h>
      <text:p text:style-name="P8"><text:span text:style-name="Default_20_Paragraph_20_Font"><text:span text:style-name="T3">[Quibus artibus</text:span></text:span> Cy<text:span text:style-name="Default_20_Paragraph_20_Font"><text:span text:style-name="T3">rillum</text:span></text:span> B<text:span text:style-name="Default_20_Paragraph_20_Font"><text:span text:style-name="T3">oethi silium<text:line-break/>clam cibum sumere deprehendit.] </text:span></text:span>Itaque quum unum<text:line-break/>adhuc adjecero, ob quod statim sane obstup<text:span text:style-name="Default_20_Paragraph_20_Font"><text:span text:style-name="T3">u</text:span></text:span>it Boethus,<text:line-break/>ubi autem quomodo esset inventum audisset, admirari non<text:line-break/>amplius se dicebat, sed ignorantes speculationem tanquam<text:line-break/>indoctos damnare, ad aliud quid digrediar. Quum itaque<text:line-break/>alter filiorum ipsius aegrotasset , deinde convaluisset, quum-<text:line-break/>que mox recidivam morbus fecisset iterumque cessasset<text:line-break/>et post haec rursus puer febricitasset, dixi eum clancu-</text:p>
      <text:p text:style-name="P2">lum comedere. Nam quae manifesto ei dabantur, praeter-<text:line-break/>quam quod qualitatibus essent idonea, etiam quantitate<text:line-break/>moderata fuerant. Quapropter matrem pueri, ubi diIigen-<text:line-break/>ter se ipsum observaturam promitteret, constituit custodem,<text:line-break/>quae toto die assideret, prohiberetque domum illam ingre-<text:line-break/>dientes, in qua ipse dormiebat, occlusam interius ab ipsa<text:line-break/>exacte. Posteaquam quatuor jam diebus ita observaretur,<text:line-break/>noctu incaluit; ob quod Boethus mihi indignatus et ac-<text:line-break/>ceptum domum suam deduxit ad puerum; sequuti autem<text:line-break/>sunt ipsum etiam qui in via occurrebant, inter quos et<text:line-break/>tu eras. Puerum deprehendi ex cubiculo una cum matre<text:line-break/>ad aliud domicilium digressum, ubi etiam lectus erat in<text:line-break/>quo mater pueri decumbebat; lectica vero quaedam exigua<text:line-break/>inter duos lectos lutarius, juucta, in quam puerum col-<text:line-break/>locans observabat ne quis eum accederet. Porro sedile<text:line-break/>unum lecticae mediocre ad cervicem ejus habebatur. E<text:line-break/>regione j<text:span text:style-name="Default_20_Paragraph_20_Font"><text:span text:style-name="T3">u</text:span></text:span>xta superiores lecti terminos duo ordine sedilia</text:p>
      <text:p text:style-name="P2">vicina erant: super quae Boethus nos collocans, ipse uxori<text:line-break/>assidens, adduxi Calenum, inquit, hunc, ut audiat abs te<text:line-break/>quam diligenter hisce diebus puerum custodieris, ne quic-<text:line-break/>quam in victus ratione peccaretur; videatque num revera<text:line-break/>nocte fehricitarit, an tu, quum calidiorem ipsum factum<text:line-break/>esse diceres, desipueris prae timore, quae putaris febrem<text:line-break/>esse calorem ob aliam forte causam obortum; ut deinde<text:line-break/>quomodo habeat manifesto nobis indicet, simulque omnem<text:line-break/>ipsius victus rationem te doceat. Quum itaque arteriam<text:line-break/>pueri in brachiali tetigissem, absque febri ipsum esse dixi,<text:line-break/>sed praebere me convitiorum occasionem iis, qui me va-<text:line-break/>ticinatorem appellant. Interloquens itaque Boethus ait:<text:line-break/>et ego apud illos te vocare, ut nosti, con<text:span text:style-name="Default_20_Paragraph_20_Font"><text:span text:style-name="T3">su</text:span></text:span>evi vatem,<text:line-break/>quum hujusmodi diceres, quale hostes tui fieri non posse<text:line-break/>dictitant, ut ex medicinae speculationibus cogno<text:span text:style-name="Default_20_Paragraph_20_Font"><text:span text:style-name="T3">s</text:span></text:span>catur.<text:line-break/>Atqui hactenus omnia (dicebam) ostendi tibi talia ex spe-<text:line-break/>c<text:span text:style-name="Default_20_Paragraph_20_Font"><text:span text:style-name="T3">a</text:span></text:span>latione medica inveniri et quosdam medicorum ea seri-</text:p>
      <text:p text:style-name="P2">pfiffe. Dicere igitur jam vaticinium omnes mihi jussistis;<text:line-break/>ac ego precatus vos semel adhuc ut permitteretis nubi<text:line-break/>pueri pulsum tangere, posteaquam hoc fecissem, testabe-<text:line-break/>ris, dixi , o Boëthe, nullum mihi proficiscenti tecum,<text:line-break/>quum tota via nos dissereremus accessisse, qui futurum va-<text:line-break/>ticinium praedicaverit. Postquam itaque ipse dixisset se<text:line-break/>attestaturum, Novisti, inquam, quomodo ridens ego adver-<text:line-break/>tere et audire vos jussi vatis oraculum, tale quoddam esse<text:line-break/>loquutus. Cyrillo huic in domo ista aliquid ex esculentis<text:line-break/>occuItatum est, quod quum mater ipsius ad balne<text:span text:style-name="Default_20_Paragraph_20_Font"><text:span text:style-name="T3">u</text:span></text:span>m pro-<text:line-break/>ficiscens domum clauserit, deinde securitatis gratia clavi<text:line-break/>ferae injecta obsignaverit, hoc enim audio ip<text:span text:style-name="Default_20_Paragraph_20_Font"><text:span text:style-name="T3">s</text:span></text:span>am frequens<text:line-break/>ter facere, absconsum filius accipiens, ita ingerat. Post-<text:line-break/>quam hoc Boethus audivisset, st<text:span text:style-name="Default_20_Paragraph_20_Font"><text:span text:style-name="T3">a</text:span></text:span>tim profiliens ad puerum<text:line-break/>corripit ipsum et in lectum transferens lecticamqne sterni<text:line-break/>jubens sperabat occultatum quamprimum appariturmn. libi<text:line-break/>operimenta omnia et fubsternicula excussa essent, pannum</text:p>
      <text:p text:style-name="P9">deinde perscrutatus est. Postea sedili sublato observabat<text:line-break/>num aliquid sub eo occultatum appareret. Quum autem<text:line-break/>nihil ita apparuisset, translato puero a lecto ad lecticam,<text:line-break/>lectum totum iterum sterni jussit, ac in risum solutus,<text:line-break/>quid, ait, vaticinator dicit? Ego autem admiratus quod<text:line-break/>nihiI invenisset, ubi occultatum putabatur, id quod solum<text:line-break/>indiscussum remanserat, tanquam nullo quod quaerebatur<text:line-break/>in eo contineri suspicante, in alium attollens commove-<text:line-break/>bam; erat autem hoc exiguum matris ipsius velamen tum<text:line-break/>sedili impositum, quo discusso pars panis in eo contenta<text:line-break/>in terram decidit, ac vos omnes altissime clamastis, una<text:line-break/>eum Boetho ridentes, vaticinatoriamque commendantes.<text:line-break/>Boethus ver<text:span text:style-name="Default_20_Paragraph_20_Font"><text:span text:style-name="T3">o</text:span></text:span> supra omnes ridens admirabatur, quomodo<text:line-break/>puIsus esculentum reconditum indicare possit. Sed quid<text:line-break/>puer facturus esset, matre lavante, indicavi; dixique prae-<text:line-break/>terea, o vir acerrime, pulsibus hoc non indicantibus, Ca-<text:line-break/>sanus conjeciI. Nam ostio exacte clauso puerum sine metu</text:p>
      <text:p text:style-name="P2">c<text:span text:style-name="Default_20_Paragraph_20_Font"><text:span text:style-name="T3">o</text:span></text:span>medere potuisse, haud erat difficile conjectu. Imo etiam<text:line-break/>quod aliquid occultatum esset, idque esculentum, pulsus<text:line-break/>sane non indicavit; verum turbatum ipsum puerum con-<text:line-break/>spiratus intellexi ut in muliere amante et servo timente,<text:line-break/>turbationem ex animali quodam affectu obortam, quum<text:line-break/>puer omnino febri vacaret. Rogabis igitur forsan , unde<text:line-break/>id quod occultatum erat esculentum esse coniecerim. Audi<text:line-break/>jam de hoc quoque turbationem animi. Quum puer ne-<text:line-break/>que causam esset dicturus in judicio, nec luctaturus ne-<text:line-break/>que certamen <text:span text:style-name="Default_20_Paragraph_20_Font"><text:span text:style-name="T3">s</text:span></text:span>olemne initurus, aut denique a quoquam<text:line-break/>reprehen<text:span text:style-name="Default_20_Paragraph_20_Font"><text:span text:style-name="T3">s</text:span></text:span>us fuisset, ob rem corpoream magis quam ani-<text:line-break/>malum turbari eum ratio indicat. Quae qu<text:span text:style-name="Default_20_Paragraph_20_Font"><text:span text:style-name="T3">u</text:span></text:span>m audivisset<text:line-break/>Boethus, per deos , inquit, mirandum est tam nota medi-<text:line-break/>camenta nullum medicorum cognovisse. Unde clare con-<text:line-break/>stat et ipsus hujusmodi opus nunquam ostendisse; ac te<text:line-break/>omnia aliunde potius quam ex medicina facere dictitant.<text:line-break/>Videntur a<text:span text:style-name="Default_20_Paragraph_20_Font"><text:span text:style-name="T3">u</text:span></text:span>tem , ajebat, non modo ignorare qualis sit con-<text:line-break/>tendentium put<text:span text:style-name="Default_20_Paragraph_20_Font"><text:span text:style-name="T3">i</text:span></text:span>us <text:span text:style-name="Default_20_Paragraph_20_Font"><text:span text:style-name="T3">, s</text:span></text:span>ed neque si forte aliquis ipsorum no-</text:p>
      <text:p text:style-name="P2">vit, quae t<text:span text:style-name="Default_20_Paragraph_20_Font"><text:span text:style-name="T3">u</text:span></text:span> ratione disquisieris, posse disquirere: eo quod<text:line-break/>nec natura prudentes, nec disciplina mentem exercuerunt<text:line-break/>At in malignitatis, ajebam, operibus et exercitati et fa-<text:line-break/>piantes s<text:span text:style-name="Default_20_Paragraph_20_Font"><text:span text:style-name="T3">u</text:span></text:span>nt.</text:p>
      <text:h text:style-name="Heading_20_2" text:outline-level="2">Cap. VHI. </text:h>
      <text:p text:style-name="P10"><text:span text:style-name="Default_20_Paragraph_20_Font"><text:span text:style-name="T3">[Boethi uxorem uteri prostuoio laboran-<text:line-break/>tem praeter spem aliorum sanat</text:span></text:span>.] Horum igitur, o Posthu-<text:line-break/>me, teipsum testem habeo; aliorum autem multorum, quae<text:line-break/>in prima profectione omnia a me gesta s<text:span text:style-name="Default_20_Paragraph_20_Font"><text:span text:style-name="T3">u</text:span></text:span>nt, alios. Au-<text:line-break/>divisti autem ea ab illis , qui a me funt curati. Unum<text:line-break/>igitur revera mirabile, non tantum me praeter omnium<text:line-break/>opinionem dicentem , ut antea plerique medicorum no-<text:line-break/>minabant, fed etiam praeter opinionem facientem, ap-<text:line-break/>pellari effecit. Nam Boethi uxor fluore muliebri ut ap-<text:line-break/>pellant infestata, quum per initia celebres medicos, e<text:line-break/>quorum numero et ego jam unus esse omnibus videbar,<text:line-break/>revereretur, consuetis obstetricib<text:span text:style-name="Default_20_Paragraph_20_Font"><text:span text:style-name="T3">u</text:span></text:span>s optimis quibusque in<text:line-break/>urbe seipfam concredidit. Postquam vero nihiI juvaretur,<text:line-break/>Boethus congregatos nos omnes con<text:span text:style-name="Default_20_Paragraph_20_Font"><text:span text:style-name="T3">s</text:span></text:span>ulebat quid esset fa-</text:p>
      <text:p text:style-name="P2">ciendum. Quum itaque inter nos convenisset ut secun-<text:line-break/>dum scriptam ab Hippocrate et praestantissimis post ipsum<text:line-break/>curationem universa fierent, quumque ipse Boethus cu-<text:line-break/>petet me frequenter famulantibus ipsi mulieribus adesse<text:line-break/>ac materias particularium praesidiorum universalem <text:span text:style-name="Default_20_Paragraph_20_Font"><text:span text:style-name="T3">i</text:span></text:span>co-<text:line-break/>pum respicientium intueri, quae huc potissimum specta-<text:line-break/>haut, ut siccarent quidem non modo uteri regiones, fed<text:line-break/>etiam totum corpus, ita ut et unctiones allrictoriae<text:line-break/>muliebribus locis adserrentur, sic faciebam. Verum quum<text:line-break/>haec agendo dispositio deterior stari appareret, dubitatio<text:line-break/>ut verisimile est, omnes nos invasit; ac quaerentibus aliam<text:line-break/>curationis rationem ad quam digrediemur, non ex Talione<text:line-break/>aliquis invenit, neque ab experientia <text:span text:style-name="Default_20_Paragraph_20_Font"><text:span text:style-name="T3">s</text:span></text:span>uggerebat meliorem<text:line-break/>ea , quae apud optimos medicos in confesso est. Interea<text:line-break/>et tumor aliquis in ventre visus est similis ei, qui gravi-<text:line-break/>dis accidit, quem nonnullae mulieres ex iis, quae ipsi<text:line-break/>inserviebant, existimarunt revera ob conceptum accidisse,<text:line-break/>non tamen aliorum medicorum quisquam arbitrabatur.</text:p>
      <text:p text:style-name="P2">Nam muliebris fl<text:span text:style-name="Default_20_Paragraph_20_Font"><text:span text:style-name="T3">u</text:span></text:span>xus notae, quae quotidie excernebantur,<text:line-break/>opinioni huic repugnabant. Quum itaque m<text:span text:style-name="Default_20_Paragraph_20_Font"><text:span text:style-name="T3">u</text:span></text:span>lier eam<text:line-break/>ob<text:span text:style-name="Default_20_Paragraph_20_Font"><text:span text:style-name="T3">s</text:span></text:span>ervans, quam praestantissimam esse crediderat, tum alia<text:line-break/>faceret, ut in gravida tum quotidie lavaret, accidit in<text:line-break/>prima balnei domo ut vehementissimo dolore oborto, quales<text:line-break/>parientibus accidere consuever<text:span text:style-name="Default_20_Paragraph_20_Font"><text:span text:style-name="T3">u</text:span></text:span>nt, aqueus humor evacua-<text:line-break/>retur tantus, ut animo desecto mulier e balneo exporta-<text:line-break/>retur. Dum autem famulae ipsius lugerent clamarentque<text:line-break/>omnes, nulla vero nec pedes nec manus nec os ventri-<text:line-break/>culi, quod sane et stomachum consueto vocabulo appel-<text:line-break/>Iant, perfricaret, ego sorte fortuna ante externum balnei<text:line-break/>ostium stans clamore exaudito insilit; ac intuitus ipsam<text:line-break/>perfrixisse, nardino unguento in manus sumpto stomachum<text:line-break/>fricui, jussique praesentibus ne frustra vociferantes otio-<text:line-break/>fae consisterent, <text:span text:style-name="Default_20_Paragraph_20_Font"><text:span text:style-name="T3">s</text:span></text:span>ed aliae pedes excalesacerent, aliae ma-<text:line-break/>nus, nonnuIlae <text:span text:style-name="Default_20_Paragraph_20_Font"><text:span text:style-name="T3">o</text:span></text:span>doramenta naribus offerrent, atque his<text:line-break/>tunc statim ipsam recollegimus. Laetabatur autem miri-<text:line-break/>sice obstetrix, ventre ob evacuationem compresso, non adeo</text:p>
      <text:p text:style-name="P2">quod falsa esset quae parere ipsam opinaretur, <text:span text:style-name="Default_20_Paragraph_20_Font"><text:span text:style-name="T3">s</text:span></text:span>ed quod<text:line-break/>dispositioni nobis non credentibus contradixerit, ceu rem<text:line-break/>scientifice noscens. Porro dum ambigimus quid faciendum<text:line-break/>esset, similine, ut prius, <text:span text:style-name="Default_20_Paragraph_20_Font"><text:span text:style-name="T3">s</text:span></text:span>copo mulierem medicari audere-<text:line-break/>mus, an ad alium transire, Inlicito mihi per noctem tale<text:line-break/>quid in mentem venit: ac memini, deliquio animi ut di-<text:line-break/>eebam orto, quando etiam mulieres nihil quidem auxiliari<text:line-break/>dicebam, astare autem plorantes, ego vero unguento nar-<text:line-break/>dino in manus sumpto os ventriculi et praecordia per-<text:line-break/>fricarem, tantam in his regionibus mollitiem musculorum<text:line-break/>per praecordia invenisse, ut quum per initia violentius ea<text:line-break/>infricare statuissem, timens postea ne carne pressa partem<text:line-break/>quandam lividam efficerem, a violentia destiti. Ut enim<text:line-break/>quis per <text:span text:style-name="Default_20_Paragraph_20_Font"><text:span text:style-name="T3">s</text:span></text:span>umma voluerit assimilare omnia praecordiorum<text:line-break/>loca, similia lacti <text:span text:style-name="Default_20_Paragraph_20_Font"><text:span text:style-name="T3">s</text:span></text:span>ane in ca<text:span text:style-name="Default_20_Paragraph_20_Font"><text:span text:style-name="T3">s</text:span></text:span>ei generationem coaIescenti.<text:line-break/>non tamen jam concreto mihi apparuerunt. Itaque immo-<text:line-break/>deratatn assectus casei modo aquosi humiditatem siccare<text:line-break/>omnes statuimus, ae curationis modum invenire, ex ma-</text:p>
      <text:p text:style-name="P2">terie quae non tantum siccet , sed etiam calefaciat ne<text:line-break/>corpus contabescat frigida temperie immoderate praeditum ;<text:line-break/>praesertim quum aestivo tempore contrarium tunc nos<text:line-break/>moliamur maritimae arenae calidae eam immittentes. Ra-<text:line-break/>tiocinatus autem etiam aliud quoddam communius pecca-<text:line-break/>tum in plerisque affectibus frequenter a medicis committi,<text:line-break/>qui superfluum quidem inaniunt , ut autem inanito simile<text:line-break/>generetur, dicere omittunt; cogitavi victus rationis consi-<text:line-break/>lium instituere ex potione paucissima, totius corporis fri-<text:line-break/>ctione , praeterea unctione ita praeparata, non ex pice et<text:line-break/>resina, sed ex melle solo largius quidem cocto, sed resti-<text:line-break/>gerato tantum , ut aquae fontanae aestivis horis sit persi-<text:line-break/>miIe. At quemadmodum satius esse novi superfluam hu-<text:line-break/>miditatem per cutem dissipare, eodem modo urinam mo-<text:line-break/>ventibns medicamentis ipsam ad vesicam deducere; caete-<text:line-break/>rum ut alvus subducatur cura habenda est. Facto autem<text:line-break/>diebus post subitam excretionem circiter septem subsequen-</text:p>
      <text:p text:style-name="P2">tibus experimento , secundum quos Boethus omnes nos et<text:line-break/>privatim et communiter rogabat, ut aliquem curationis<text:line-break/>modum prospiceremus, abduxi tum eum a praesentibus et<text:line-break/>familiaribus et amicis in domo feorsim ac cum eo dis-<text:line-break/>serui , In nullo, inquiens, ne in uno quidem opere me-<text:line-break/>dico hactenus errasse me quum scias, tu considerato apud<text:line-break/>te an decem in totum diebus permissurus Iis ea quae<text:line-break/>circa uxorem tuam facere instituo; et si melius habere<text:line-break/>quolibet die videatur, postea aliis totidem diebus aliquid<text:line-break/>ei lacere concedes; sin minus, t<text:span text:style-name="Default_20_Paragraph_20_Font"><text:span text:style-name="T3">u</text:span></text:span>nc et ego prorsus ab ea<text:line-break/>discedam. Quod quum prompte ille annuisset, primum<text:line-break/><text:span text:style-name="Default_20_Paragraph_20_Font"><text:span text:style-name="T3">s</text:span></text:span>ane medicamento aquam ducente per alvum evacuavi;<text:line-break/>postea bibere aquam, in qua decoctum sit asarum et apium.<text:line-break/>Ubi vero primis diebus duobus his administratis nihil ex<text:line-break/>fluore apparuisset, tertio rursus exhibui, non copiose per<text:line-break/>alvum evacuans id quod prius in uterum vergebat, non<text:line-break/>modo per urinas , <text:span text:style-name="Default_20_Paragraph_20_Font"><text:span text:style-name="T3">s</text:span></text:span>ed etiam per ventrem inferiorem deri-<text:line-break/>vare cupiens. Post haec corpus melle singulis diebus il-</text:p>
      <text:p text:style-name="P2">levi ac perfricui, primum sane linteis mollissimis, deinde<text:line-break/>durissimis; dedique carnes avium montanarum et pisces<text:line-break/>saxatiles exhibui. Postquam vero his remediis quin lude-<text:line-break/>eiuro curationis die adveniente nulIa prorsus assectus<text:line-break/>nota appareret, Boethus intelligens plus a me quam essem<text:line-break/>pollicitus praestitum, rogabat ut in totum dispositionem<text:line-break/>persanarem , praeceptiones darem in reliquum tempus ne<text:line-break/>amplius similiter aegrotaret. Quoniam vero mense com-<text:line-break/>pluto colorata exacte erat, ut nihil plane a naturali ha-<text:line-break/>bitu desideraretur, nihil quoque ex fluore conspiceretur,<text:line-break/>quadringentos aureos ad me misit, auxitque generosorum<text:line-break/>horum medicorum invidiam, inde quod me laudibus ex-<text:line-break/>tolleret. Quin etiam ipse quemadmodum et Severus opera<text:line-break/>a me gesta haud detrectabat indicare Romanorum urbis im-<text:line-break/>peratum Marco Aurelio Antonino. Lucius enim ab urbe<text:line-break/>discesserat Parthici belli gratia , quod a Bologeso ortum<text:line-break/>erat.</text:p>
      <text:h text:style-name="P5" text:outline-level="2">Cap. IX. </text:h>
      <text:p text:style-name="P10"><text:span text:style-name="Default_20_Paragraph_20_Font"><text:span text:style-name="T3">[Caleni reditus in patriam, esusque ab<text:line-break/>imperatoribus re</text:span></text:span>v<text:span text:style-name="Default_20_Paragraph_20_Font"><text:span text:style-name="T3">ocatio.] </text:span></text:span>Ac ego intellecta ipsorum<text:line-break/>prompta voluntate, ac veritus ne dum hoc illi agerent a<text:line-break/>redit<text:span text:style-name="Default_20_Paragraph_20_Font"><text:span text:style-name="T3">u</text:span></text:span> in Asiam impedirent, r<text:span text:style-name="Default_20_Paragraph_20_Font"><text:span text:style-name="T3">o</text:span></text:span>gavi eos ut pauco tempore<text:line-break/>id differrent. Ego enim dicebam me tempus ipsis nuncia-<text:line-break/>turum, quum hoc in gratiam meam fieri vellem. Quando<text:line-break/>igitur bellum cessasse intellexi , statim ex Romanorum urbe<text:line-break/>discessi, ceu nimirum in Campaniam iturus, famulo vide-<text:line-break/>licet uno relicto, qui domum observaret; cui iujunxi ut<text:line-break/>navigio ex iis quae in Asiam proficiscuntur investigato,<text:line-break/>una die adducto quodam institori<text:span text:style-name="Default_20_Paragraph_20_Font"><text:span text:style-name="T3">o</text:span></text:span> ex Bebura emptore ven-<text:line-break/>deret ea, quae in domo haberentur, exiretque protinus<text:line-break/>urbem et navim ingressus Siciliam adiret, inde in patriam<text:line-break/>reverteretur. Haec igitur paul<text:span text:style-name="Default_20_Paragraph_20_Font"><text:span text:style-name="T3">o</text:span></text:span> post gesta sunt. Ego au-<text:line-break/>tem per Campaniam pro<text:span text:style-name="Default_20_Paragraph_20_Font"><text:span text:style-name="T3">i</text:span></text:span>ectus istinc postea ad Brundu-<text:line-break/>sium contendi; quo perveniens statui prima quaque navi,<text:line-break/>sive in Dyrrhachium sive in Graeciam navigaret, permeare;<text:line-break/>veritus ne quis praepotent<text:span text:style-name="Default_20_Paragraph_20_Font"><text:span text:style-name="T3">u</text:span></text:span>m virorum vel etiam impera-</text:p>
      <text:p text:style-name="P2">tor, cognito discessu, tanquam fugitivi, militem mitteret,<text:line-break/>quo me Romam juberet reverti. Ego itaque post unum<text:line-break/>diem Caffiopen navigavi. Amici autem Romae dum me<text:line-break/>quaererent et a famulo relicto sciscitarentur ubinam es-<text:line-break/><text:span text:style-name="Default_20_Paragraph_20_Font"><text:span text:style-name="T3">s</text:span></text:span>em, audirent autem me in Campania agere, primum sane<text:line-break/>id quod Iactum erat suspicabantur; at procedente tem-<text:line-break/>pote, quum neque me neque famulum meum Romae vi-<text:line-break/>de<text:span text:style-name="Default_20_Paragraph_20_Font"><text:span text:style-name="T3">c</text:span></text:span>ent, intellexerunt ea quae ab initio dicebam esse facta;<text:line-break/>atque tunc vix persuasum habebant omnes qui prius non<text:line-break/>credebant, revera mihi institutum fuisse Romam relinquere,<text:line-break/>quoniam non falso, sed vere id dicebam. Haud multo<text:line-break/>tempore post Lucius reversus est, sed alterius belli, quod<text:line-break/>contra Germanos <text:span text:style-name="Default_20_Paragraph_20_Font"><text:span text:style-name="T3">s</text:span></text:span>usceptum erat, initium constitutum.<text:line-break/>Porro ubi mentio de his, qui operibus, non verbis medi-<text:line-break/>eluam philofophiamque ostenderent, fieret, haud pauci ex<text:line-break/>familiaribus ipsius talem me esse nominabant. Egressi igi-<text:line-break/>tur jam ex urbe ad bellum statuentcsque per hiemem in</text:p>
      <text:p text:style-name="P1">Aquileia degere, ac praeparato maturatoque exercitu mit-<text:line-break/>tunt ad me, jubeutes ut ad ipsos venirem. Verum quum<text:line-break/>Lucius media hieme fatis concessisset, frater ipsius corpore<text:line-break/>Romam translato, factisque ei justis , profectionem ad<text:line-break/>Germanos suscepit, iniungens et me ipsum comitari. ^Quo-<text:line-break/>niam autem benignus erat et humanus, potui, ut nosti, ab<text:line-break/>eo impetrare ut Romae manerem, quia statim erat redi-<text:line-break/>turus. Toto igitur quo ipse aberat tempore, memor ego<text:line-break/>consuetae urbis medicorum et philosophorum improbitatis,<text:line-break/>decrevi inde recedere alias in alium locum , ubicunque<text:line-break/>filius ipsius Commodus esset, qui a Pitholao educabatur;<text:line-break/>cui imperator ipse Antoninus injunxerat ut, si quando puer<text:line-break/>aegrotaret , me ad curationem ejus accerseret. Quum au-<text:line-break/>tem ipse diutius in bello Germanico quam putarat mo-<text:line-break/>raretur, univer<text:span text:style-name="Default_20_Paragraph_20_Font"><text:span text:style-name="T3">s</text:span></text:span>o hoc tempore multa opera conscripsi et<text:line-break/>philosophica et medica , quae rege Romam reverso amicis<text:line-break/>petentibus exhibui , sperans ipsa apud solos istos fore.</text:p>
      <text:p text:style-name="P2">Nam si indignis communicatum iri <text:span text:style-name="Default_20_Paragraph_20_Font"><text:span text:style-name="T3">s</text:span></text:span>civissem , ne illis qui-<text:line-break/>dem dedissem. Voco autem indignos , qui animo pravi<text:line-break/>non ut discant aliquid ad lectionem se conserunt, <text:span text:style-name="Default_20_Paragraph_20_Font"><text:span text:style-name="T3">s</text:span></text:span>ed ut<text:line-break/>quaedam ex ipsis positu t calumniari. ln his igitur libris<text:line-break/>tota speculatio praenotionis ex pulsibus et aliorum praesa-<text:line-break/>giendi modorum tradita esa Quam igitur praenotionem<text:line-break/>in altero Quintiliani filio molitus sum, si inde voles discere,<text:line-break/>ex qua speculatione facta sit, facilis et perspic<text:span text:style-name="Default_20_Paragraph_20_Font"><text:span text:style-name="T3">u</text:span></text:span>a tibi erit,<text:line-break/>quum opus de crisibus perlegeris ingeni<text:span text:style-name="Default_20_Paragraph_20_Font"><text:span text:style-name="T3">u</text:span></text:span>mque a puero<text:line-break/>exercueris in geometria et dialectica. At vulgares hi me-<text:line-break/>dici , qui ab operum exercitio destiterunt , ad imposturas<text:line-break/>autem conversi, artem in eis exercuere, neque intelligere<text:line-break/>quippiam ex iis quae sunt scripta possunt, nec audire^</text:p>
      <text:p text:style-name="Normal">Cup<text:span text:style-name="Default_20_Paragraph_20_Font"><text:span text:style-name="T3">e</text:span></text:span> X. [R<text:span text:style-name="Default_20_Paragraph_20_Font"><text:span text:style-name="T3">ecidivae febris praenotio et illius per<text:line-break/>sudare</text:span></text:span>m di<text:span text:style-name="Default_20_Paragraph_20_Font"><text:span text:style-name="T3">scessus. ]</text:span></text:span> Sextus igitur Antonini filius acutis-<text:line-break/>sinle coepit laborare, ut septimum diem citra crisin egredi</text:p>
      <text:p text:style-name="P1">non posset. Quae vero hujus ipsius praenotio sit, com-<text:line-break/>montariis de crisi proditum est; quibus etiam crisin sre-<text:line-break/>quenter antevertere ac praerumpi , dum non expectat<text:line-break/>diem fideliter decernentem, ostendimus. Hoc autem quum<text:line-break/>Sexto posset accidere, statui in quarto die ceu praedicere<text:line-break/>Pitholao, roganti quid de fut<text:span text:style-name="Default_20_Paragraph_20_Font"><text:span text:style-name="T3">u</text:span></text:span>ris augurarer. Interrogabat<text:line-break/>autem hic, quum praesciret me multa ex his quae fa-<text:line-break/>pientissimi medici fieri non posse arbitrantur, praesagiiffe.<text:line-break/>Respondi igitur ipsi ridens, extra septimum quidem diem<text:line-break/>morbum ^progredi non posse, sed omnino aut sexto aut<text:line-break/>feptimo crisin experturum. Quod si igitur sex<text:span text:style-name="Default_20_Paragraph_20_Font"><text:span text:style-name="T3">t</text:span></text:span>o fuerit<text:line-break/>iudicatus, recidivam ejus esse timendam; sin autem sepsi-<text:line-break/>mo, firmam habiturum crisin, eamque fore necessario per<text:line-break/>sudorem. Postquam vero sexto die crisin ita expertus<text:line-break/>esset Sextus, natura admodum contentiosus, ut me cerri-<text:line-break/>peret, recidiva non facta, lavabat sane quotidie, neque vi-<text:line-break/>num bibebat neque aliquid praeter ptisanae cremorem<text:line-break/>vel solum vel cum micis panis assumebat; trequenter et</text:p>
      <text:p text:style-name="P2">pane ipso in aqua macerato contentus erat. His ad duo-<text:line-break/>decimum usque diem factis jactitabat in eo praenotionem<text:line-break/>meam fe vicisse. Bibit autem tertiodecirno die hora ter-<text:line-break/>tia vini aquosi pauxillulum, necnon totam victus rationem<text:line-break/>pleniorem paulo priori instituit, servans tamen adhuc te-<text:line-break/>nuem. Sequenti die a primo secubitu quartadecim<text:span text:style-name="Default_20_Paragraph_20_Font"><text:span text:style-name="T3">a</text:span></text:span> fe-<text:line-break/>bricitare or<text:span text:style-name="Default_20_Paragraph_20_Font"><text:span text:style-name="T3">s</text:span></text:span>us jussit ut nemo mihi indicaret , putans ne-<text:line-break/>que vehementem lore febrem neque die diutius uno du-<text:line-break/>raturam. Ubi vero procedente die <text:span text:style-name="Default_20_Paragraph_20_Font"><text:span text:style-name="T3">s</text:span></text:span>emper etiam magis<text:line-break/>incrudesceret, Claudius Severus revertens in suam ipsius<text:line-break/>domum illi vicinam, quum audiret ipsum febricitare, ad<text:line-break/>ipsum prolectus est, ac vehementer jam affligi offendens,<text:line-break/>primum sane rogabat quam sententiam ego de ortae febris<text:line-break/>initio nunc habere ei viderer, audstaque ab ips<text:span text:style-name="Default_20_Paragraph_20_Font"><text:span text:style-name="T3">o</text:span></text:span> veritate,<text:line-break/>quod ob contentionem noluerit quenquam ad me qui in-<text:line-break/>dicaret accedere, Cla<text:span text:style-name="Default_20_Paragraph_20_Font"><text:span text:style-name="T3">u</text:span></text:span>dius ipse jussit ut Sextum invisa-<text:line-break/>rem ac postea ad ipsum accederem. Quibus factis roga-</text:p>
      <text:p text:style-name="P2">bat quid mihi de morbi recidiva videretur. Respondi igi-<text:line-break/>tur ei quod et Sexto praedixeram, post tres dies accessio-<text:line-break/>nem hanc solutum iri, febri in ipsis admodum calida red-<text:line-break/>dita ; deinde crisin septimodecimo post initia die expertura.<text:line-break/>Sextus igitur ^libenter audiens sol<text:span text:style-name="Default_20_Paragraph_20_Font"><text:span text:style-name="T3">u</text:span></text:span>tionem brevi futuram,<text:line-break/>prompte credidit: quod enim nimirum unusquisque cupit,<text:line-break/>id etiam futurum putat. Severus autem quod quidem non<text:line-break/>errassem in Sexto servando, fidem mihi adhib<text:span text:style-name="Default_20_Paragraph_20_Font"><text:span text:style-name="T3">u</text:span></text:span>it; verun-<text:line-break/>tamen diem quo prors<text:span text:style-name="Default_20_Paragraph_20_Font"><text:span text:style-name="T3">u</text:span></text:span>s a morbo liberaretur non c re d se<text:line-break/>dit, difficile else autumans ut non expectato vel sequenti<text:line-break/>die certi aliquid de his , quae quarto die futura erant,<text:line-break/>pronunciarem. Atque sic affectus misit multo mane ad<text:line-break/>domum Sexti, dicens se expectare ut me vocet, quo post-<text:line-break/>quam illum invisissem ad <text:span text:style-name="Default_20_Paragraph_20_Font"><text:span text:style-name="T3">s</text:span></text:span>e venirem. Ut igitur invisi<text:line-break/>Sextum, ad ipsum sum profectus. Contradices, inquit, iis<text:line-break/>quae heri protulisti? aut in iisdem persistes? Postquam<text:line-break/>vero nunc magis quam heri eadem ac consentanea priori-</text:p>
      <text:p text:style-name="P2">bus pronunciare me dixissem, a prandio rursus advocatum<text:line-break/>interrogabat denuo, an firmiter crisin Sexto futuram per-<text:line-break/>suasum haberem. Audivit igitur me id magis quam heri<text:line-break/>affirmare. Item secundo die rogabat, eandemne senten-<text:line-break/>tiam cum praedictis servarem, an aliquid ex prolatis im-<text:line-break/>mutarem; imo, inquam, tantum abest ut quid ex illis im-<text:line-break/>mutem, ut etiam nonnihil commemoratis adjiciam. Quo<text:line-break/>audito ille quaerebat quid id esset; dixi, nocte septima-<text:line-break/>decima praeterita sudorem circa horam secundam noctis<text:line-break/>incepturum. Num igitur haec quoque narrasti PithoIao,<text:line-break/>ait? Respondi et me dixisse et illum habere persuasum<text:line-break/>nihil a me vel in praedictione vel curatione esse erra-<text:line-break/>tum. Omnino igitur, inquit ille, etiam imperatori Pi-<text:line-break/>thoIaus haec indicavit? Ad quod ego respondi, pro ar-<text:line-break/>bittio Pitbolaus agat, gloriam ex hujusmodi non admodum<text:line-break/>venor ; quippe non obambulo praenotiones meas ac cu-<text:line-break/>rationes praeconio efferens, quo magis tum medlci tum<text:line-break/>philosophi me odio prosequantur, praestigiatorem et vatem</text:p>
      <text:p text:style-name="P3">appellantes, aliaque id genus convitia in nomen meum<text:line-break/>proclamantes. Vobis autem amicis, q<text:span text:style-name="Default_20_Paragraph_20_Font"><text:span text:style-name="T3">u</text:span></text:span>i artem medicam<text:line-break/>ex horum inscitia damnastis, ostendo sane eam et ApoIIine<text:line-break/>et Aesculapio dignam, medicos autem hos ipsam dehone-<text:line-break/>stare; sicut etiam philosophos philosophiam , qui quum<text:line-break/>ne ullo quidem idiota incorruptius vivant, venerando pbi-<text:line-break/>Iosophiae nomine se appellari patiuntur. Haec quidem<text:line-break/>Severo dixi. T<text:span text:style-name="Default_20_Paragraph_20_Font"><text:span text:style-name="T3">u</text:span></text:span> autem, o Posthume, medicorum fere<text:line-break/>omnium malitiam novisti, qui me successa prospero frustrari<text:line-break/>manifesto optant, mittuntque toto die qui quid accidat in-<text:line-break/>dipiscantur eisque .nuncient. Non enim sciverant me<text:line-break/>Severo et PithoIao praedixisse vesperi crisis futurum<text:line-break/>principium conspectum iri. Postquam a<text:span text:style-name="Default_20_Paragraph_20_Font"><text:span text:style-name="T3">u</text:span></text:span>tem circa septi-<text:line-break/>mam horam accessionem Sextum invasisse intellexerunt, in<text:line-break/>cachinnos soluti; palamque gavisi omnibus qui occurre-<text:line-break/>bant convitiose dixerunt mirandam Caleni divinationem<text:line-break/>contrario m<text:span text:style-name="Default_20_Paragraph_20_Font"><text:span text:style-name="T3">o</text:span></text:span>do evenisse. Oborta vero crisi, ut praedixe-<text:line-break/>ram pridie, vice versa omnes pudore suffusi sunt; quum</text:p>
      <text:p text:style-name="P2">tamen haec praenotio nihil haberet admiratione dignum,<text:line-break/>ut ostendi tibi cum in commentariis in primum de mor-<text:line-break/>bis publice grassantibus , tum praeterea in opere de crisi-<text:line-break/>bus. At hi medici n<text:span text:style-name="Default_20_Paragraph_20_Font"><text:span text:style-name="T3">o</text:span></text:span>n modo quae a veteribus scripta<text:line-break/>sunt ignorant, sed ne dies quidem adhuc post septimum<text:line-break/>numerare possent, praesertim si aeger a febri immunis<text:line-break/>rurfus ex recidiva febricitet. Attamen Hippocrates in<text:line-break/>Epidemiorum libris omnes dies in singulis aegrotantibus<text:line-break/>adusque solutionem extremam, non fotam eam quae quar-<text:line-break/>todecimo die, <text:span text:style-name="Default_20_Paragraph_20_Font"><text:span text:style-name="T3">s</text:span></text:span>ed etiam quae sexagesimo aut octogesimo<text:line-break/>accidit, memoriae prodidit. Haec igitur praedictio, ut<text:line-break/>dixi , tamquam admiranda etiam vulgaribus istis medicis<text:line-break/>putabatur, sed talis revera n<text:span text:style-name="Default_20_Paragraph_20_Font"><text:span text:style-name="T3">o</text:span></text:span>n erat; sicut nec curatio<text:line-break/>pueri ipsius Commodi, quae iis qui aderant consulis, pere-<text:line-break/>gre illo agente f<text:span text:style-name="Default_20_Paragraph_20_Font"><text:span text:style-name="T3">u</text:span></text:span>it administrata.</text:p>
      <text:h text:style-name="Heading_20_2" text:outline-level="2">Cap. XI. </text:h>
      <text:p text:style-name="P11"><text:span text:style-name="Default_20_Paragraph_20_Font"><text:span text:style-name="T3">[Ventriculi laborantis ab in</text:span></text:span>u<text:span text:style-name="Default_20_Paragraph_20_Font"><text:span text:style-name="T3">asione febris<text:line-break/>dignotio.] </text:span></text:span>Illa porro vere admirabilis, quae in ipso Rege<text:line-break/>accidit; dum ipse quidem ipsiusque medici qui cum eo<text:line-break/>vav</text:p>
      <text:p text:style-name="P2">peregrinati fuerant, accessionem quandam febrilem luce-<text:line-break/>pisto opinarentur; errarent autem omnes et in secundo et<text:line-break/>tertio die, mane et circa horam octavam. Sumpserat<text:line-break/>pridie medicamentum ex aloe amarum hora prima, deinde<text:line-break/>Theriacen, ut consuevit quotidie assumere. Aequum circa<text:line-break/>horam sextam ingessisset, mox sole occiduo lavisset, cibo-<text:line-break/>que usus esset modico, oborta sunt tota nocte tormina<text:line-break/>necnon alvi inanitio; coque ipse febri correptus est. Qu<text:span text:style-name="Default_20_Paragraph_20_Font"><text:span text:style-name="T3">o</text:span></text:span>d<text:line-break/>quum medici ipsius vidissent, conquiescere jusserunt, deinde<text:line-break/>sorbitione ad horam nonam aluerunt; post ilia ego voca-<text:line-break/>tus sum ut et ipse in Palatio dormirem ; quo facto ecce<text:line-break/>venit aliquis qui nos lucernis accensis jussit Imperatores<text:line-break/>accersivit. Jam circiter tribus praesentibus, qui in dilos<text:line-break/>culo ipsum inviserant explorarantque pulsum, initium qu<text:span text:style-name="Default_20_Paragraph_20_Font"><text:span text:style-name="T3">o^<text:line-break/></text:span></text:span>dam accessionis omnibus esse apparebat ; ego autem tact-<text:line-break/>tus astabam. Intuitus me Imperator, primum interrogabat,<text:line-break/>cur aliis pulsum tangentibus ego solus non tangerem. Re-<text:line-break/>spondi igitur tunc in hunc modum. Quum hi bis jam</text:p>
      <text:p text:style-name="P2">tetigerint et sorte jam pulsuum tuorum proprietatem usu<text:line-break/>ac experientia cognitam habeant, ut qui tecum peregrinati<text:line-break/>fuerint, magis ipsos spero affectionem praesentem modo<text:line-break/>agnoscere. Quae quum dixissem , jussissetque ipse me pul-<text:line-break/>fum tangere, isque appareret juxta communem omnis et<text:line-break/>aetatis et naturae mensuram , plurimum abesse ab eo qui<text:line-break/>accessionis initium indicaret pronunciavi ; invasionem qui-<text:line-break/>dem nullam esse febris, sed stomachum assumpto alimento<text:line-break/>comprimi, quod in pituitam versum esset, antequam ex-<text:line-break/>cerneret<text:span text:style-name="Default_20_Paragraph_20_Font"><text:span text:style-name="T3">u</text:span></text:span>r. Quae dignotio quum laudem aliquam merere-<text:line-break/>tur, ipsis his verbis ter ordine ^Imperator dixit, ipsum est,<text:line-break/>hoc ip<text:span text:style-name="Default_20_Paragraph_20_Font"><text:span text:style-name="T3">s</text:span></text:span>um quod dixisti est, <text:span text:style-name="Default_20_Paragraph_20_Font"><text:span text:style-name="T3">s</text:span></text:span>entio enim a frigidiore ali-<text:line-break/>mento me gravari. Rogabat igitur quid esset faciundum.<text:line-break/>Ego sane respondi quae <text:span text:style-name="Default_20_Paragraph_20_Font"><text:span text:style-name="T3">s</text:span></text:span>ensi, dixique ad eum: quod si<text:line-break/>al i LI s quispiam ita esset affectus , darem ei quemadmodum<text:line-break/>confuevi vinum potui, cui piper esset in<text:span text:style-name="Default_20_Paragraph_20_Font"><text:span text:style-name="T3">s</text:span></text:span>per<text:span text:style-name="Default_20_Paragraph_20_Font"><text:span text:style-name="T3">s</text:span></text:span>um. In vo-<text:line-break/>bis autem regibus, quum medici praesidiis fecurissimis<text:line-break/>uti soleant , abunde est lanam potius nardin<text:span text:style-name="Default_20_Paragraph_20_Font"><text:span text:style-name="T3">a</text:span></text:span> unguento</text:p>
      <text:p text:style-name="P2">calido imbutam ventriculi orificio imponere. Ille alioquin<text:line-break/>etiam sibi consuetudinem esse dixit, quum aliquando de<text:line-break/>stomacho conquereretur, nardinum unguentum calidum<text:line-break/>purpurea lana exceptum applicare. Quod quum Pitholao<text:line-break/>facere j ussisse t ac nos dimitteret, imposita ea et pedibus<text:line-break/>manuum calidarum confricat<text:span text:style-name="Default_20_Paragraph_20_Font"><text:span text:style-name="T3">a</text:span></text:span> ex calfactis, vinum Sabinum<text:line-break/>postulavit pipereque intecto bibit; ac post potionem Pi-<text:line-break/>tholao dicebat, fe medicum unum, cumque admodum<text:line-break/>liberum habere, ac nunquam sicut et tu novisti me prae-<text:line-break/>dicare destitit; primum sane medicorum esse, philosopho-<text:line-break/>rnm autem solum; quippe expertus erat jam multos non<text:line-break/>modo pecuniae studiosos, <text:span text:style-name="Default_20_Paragraph_20_Font"><text:span text:style-name="T3">s</text:span></text:span>ed etiam contentiosos, gloriae<text:line-break/>cupidos, invidos et malignos. Quod igitur ego dixi, hac<text:line-break/>investigatione nullam puto mihi magis admirabilem obti-<text:line-break/>gisse. Quum enim quaeratur ab omnibus, qui optimeAn<text:line-break/>pulsuum arte exercitati sunt, quorum unus etiam Arcbi-<text:line-break/>genes ext<text:span text:style-name="Default_20_Paragraph_20_Font"><text:span text:style-name="T3">i</text:span></text:span>tit, signum aliquod accessionis peculiare; et in</text:p>
      <text:p text:style-name="P2">quibusdam per initia arteriae systolen inveniri ipsi dicant,<text:line-break/>nonnulii vero neutiquam sensibilem esse systolen, ego bona<text:line-break/>quadam fortuna, quid enim aliud dixeris, cui tact<text:span text:style-name="Default_20_Paragraph_20_Font"><text:span text:style-name="T3">u</text:span></text:span>s etiam<text:line-break/>in exigua puIfuum differentia percipienda exactissim<text:span text:style-name="Default_20_Paragraph_20_Font"><text:span text:style-name="T3">o</text:span></text:span>s con-<text:line-break/>tigerit? Medicorum aliquos adeo aberrantes sum exper-<text:line-break/>tus, ut qui accessionem habere inciperent, relegarent in<text:line-break/>balneum, aut cibum assumere juberent, ego prohibui.<text:line-break/>Perpetuo igitur exacte expertus me cognoscere accessionis<text:line-break/>initium, praecspitantius forsan, attamen ausus sum asse-<text:line-break/>veranter Regi dicere ex primo puIfus tactu aliam fenten-<text:line-break/>tiam , quam et ipse apud fe opinabatur et a medicis au-<text:line-break/>dierat. Quod porro in Commodo praestiti, maxime ajunt<text:line-break/>mirandum esse, at revera permultum ab hoc abest.</text:p>
      <text:h text:style-name="Heading_20_2" text:outline-level="2">Cap. IXH.</text:h>
      <text:p text:style-name="P12"><text:s/>[F<text:span text:style-name="Default_20_Paragraph_20_Font"><text:span text:style-name="T3">aucium instammationem ex pulsu co-<text:line-break/>gnofeit.</text:span></text:span>] Nam a palaestra reversum, ante cibum ingestum,<text:line-break/>hora octava febris admodum calida invasit; mihi autem<text:line-break/>pul<text:span text:style-name="Default_20_Paragraph_20_Font"><text:span text:style-name="T3">s</text:span></text:span>u explorato pars quaedam instammationem sustinere<text:line-break/>videbatur. Quibus auditis Pitholaus admirari fe dixit, si</text:p>
      <text:p text:style-name="P2">tonsillarum inflammatio pueri pulsum immutaret; nulla<text:line-break/>enim alia ipsius pars inflammatione tentabatur; atque in-<text:line-break/>terea ore ipsi<text:span text:style-name="Default_20_Paragraph_20_Font"><text:span text:style-name="T3">u</text:span></text:span>s adaperto inspicere jubet. Ubi jam loci<text:line-break/>apparerent asperi multnmque rubentes, non tamen ma-<text:line-break/>gnum haberet inflammatio tumorem, rogabam quis con-<text:line-break/>fricuerit eam medicamento stomatico, quod vehementio-<text:line-break/>rem quam puero conveniat astrictionem repraesentat. Ubi<text:line-break/>seip<text:span text:style-name="Default_20_Paragraph_20_Font"><text:span text:style-name="T3">su</text:span></text:span>m respondit fricuisse ex melle et rhu medicamento,<text:line-break/>Iussi ut ad m<text:span text:style-name="Default_20_Paragraph_20_Font"><text:span text:style-name="T3">u</text:span></text:span>Isam, in qua rosae decoctae essent, digre-<text:line-break/>deretur, atque hac suta uteretur nocte et sequenti die<text:line-break/>toto frequenter simul et nocte succedanea. Tertio die m a-<text:line-break/>ne postquam inflammatio cessasset, ac puer paulo minus<text:line-break/>tota febri careret, persuasi Pitholao, ut eum in balneas<text:line-break/>vicinas cubiculo, in quo decumbebat, introduceret, ita<text:line-break/>ut folii aqua copiose uteretur; qua omnes quidem aliae<text:line-break/>partes irrigarentur, fotum autem caput superfunderetur<text:line-break/>abunde. Caeterum cibo ad horam tertiam assumpto, Ania<text:line-break/>Faustina cognata Imperat<text:span text:style-name="Default_20_Paragraph_20_Font"><text:span text:style-name="T3">o</text:span></text:span>ri e proximo accessit, excusans</text:p>
      <text:p text:style-name="P2">se quod altero die ipsum non inviserit, heri inquiens de<text:line-break/>febri oborta certior facta sum; atque his adhuc adiiciebat,<text:line-break/>manisestum esse nos octavam horam , qua invadebat ac-<text:line-break/>cessio, egredi debere. Ridens igitur Pitholaus ait, quidni<text:line-break/>ThelsaIicam diatriton eramus egressuri? Verum Calenus<text:line-break/>hic, inquit, specuIatus mane graciIem siccumque puerum<text:line-break/>dixit non febricitaturum ; quin etiam rursus in bal-<text:line-break/>neum deducere vesperi jussit, coenamque praebere, quali<text:line-break/>sanus utebatur. Haec audiens Faustina paulisper ibi mo-<text:line-break/>rata, manu me prehendens, medicum quendam ex his qui<text:line-break/>eum erant comitati, Methodicam secum eduxit, jocansque<text:line-break/>Calenum inquit, hunc novisti non verbis, sed operibus<text:line-break/>eum vobis ^lethodicis pugnare. Frequenter enim jam mul-<text:line-break/>tos febricitare incipientes lavit vinumque potui dedit;<text:line-break/>nonnullos etiam prtmo, quosdam tertio die ad consueta<text:line-break/>munia relegavit, in quo omnes vos primis diebus duobus<text:line-break/>inediam praescribitis , ac suspectas horas egredi decumben-</text:p>
      <text:p text:style-name="P2">tes observatis. Ac nunc ideo, inquit, scientiae certitudo<text:line-break/>indicatur in regio puero, qui patre peregre agenti in pri-<text:line-break/>mis duobus diebus vehementer febricitavit, ut etiam vos<text:line-break/>heri audivistis; tertio die non differre cibum, ut vos prae-<text:line-break/>ciphis, post horam octavam sustinuit, sed jam lavit nu-<text:line-break/>trivitque; et educator ipsius Pitholaus in hujusmodi rebus<text:line-break/>exactissim<text:span text:style-name="Default_20_Paragraph_20_Font"><text:span text:style-name="T3">o</text:span></text:span>s, ut diligentia ipsius timiditas sit, eo quod viri<text:line-break/>artem prius esset expertus, persuasus est ut et lavaret<text:line-break/>puerum et ante h<text:span text:style-name="Default_20_Paragraph_20_Font"><text:span text:style-name="T3">o</text:span></text:span>ram <text:span text:style-name="Default_20_Paragraph_20_Font"><text:span text:style-name="T3">su</text:span></text:span>spectam aleret. Hujusmodi sane<text:line-break/>dicebat usq<text:span text:style-name="Default_20_Paragraph_20_Font"><text:span text:style-name="T3">u</text:span></text:span>e ad vehiculum pergens , ego vero quum illa<text:line-break/>esset ip<text:span text:style-name="Default_20_Paragraph_20_Font"><text:span text:style-name="T3">s</text:span></text:span>um confcenfura, recedens dixi: fecisti me multo<text:line-break/>magis quam antea a medicis odio haberi ; ac digressas Pi-<text:line-break/>tholao ip<text:span text:style-name="Default_20_Paragraph_20_Font"><text:span text:style-name="T3">s</text:span></text:span>e narravi. Quinetiam propter hujusmodi medi-<text:line-break/>cos opera con<text:span text:style-name="Default_20_Paragraph_20_Font"><text:span text:style-name="T3">s</text:span></text:span>cripsi, ^unum de febrium differentiis, alte-<text:line-break/>rum de diebus decretoriis ac tertium de crisibus; osten-<text:line-break/>dens ab Hippocrate traditam esse speculationem, ex qua<text:line-break/>quis ea quae aegrotis supervenient praenoscit. Hi autem</text:p>
      <text:p text:style-name="P2">tam sunt male nati ac rudes , ut ne mea quidem expofi-<text:line-break/>tione adjuti ea possint intelligere. Nam tu ipse nosti,<text:line-break/>Posthume carissime, conscripta a me de his omnibus, quae<text:line-break/>vidisti me praedicere, fateri ab Hippocrate esse indicata,<text:line-break/>praeter solam pulsuum speculationem ; quam etiam unam<text:line-break/>non elaboravit; sicut qui eum aetate fequuti sunt, alius<text:line-break/>aliud ei adjiciens, ad hunc usque diem exornar<text:span text:style-name="Default_20_Paragraph_20_Font"><text:span text:style-name="T3">u</text:span></text:span>nt. Et-<text:line-break/>enim corporis affectuum cognitio ex speculatione petitur;<text:line-break/>sicut rursus ex accurata horum cognitione, futurorum<text:line-break/>praecognito.</text:p>
      <text:h text:style-name="Heading_20_2" text:outline-level="2">Cap. XIII. </text:h>
      <text:p text:style-name="P13">[F<text:span text:style-name="Default_20_Paragraph_20_Font"><text:span text:style-name="T3">uturae crisis per sanguinis stuxum e<text:line-break/>nar</text:span></text:span>i<text:span text:style-name="Default_20_Paragraph_20_Font"><text:span text:style-name="T3">bus praenotio</text:span></text:span>.] Jam quod te praesente factum est <text:span text:style-name="Default_20_Paragraph_20_Font"><text:span text:style-name="T3">in<text:line-break/></text:span></text:span>j<text:span text:style-name="Default_20_Paragraph_20_Font"><text:span text:style-name="T3">uoene quodam, </text:span></text:span>quum nonn<text:span text:style-name="Default_20_Paragraph_20_Font"><text:span text:style-name="T3">u</text:span></text:span>lli medicorum, qui Romae<text:line-break/>principatum obtinent, de sanguinis missione considerarent,<text:line-break/>commentariis quae conscripsi indicatur, ab Hippocrate ab-<text:line-break/>solutissime ostensum. Etenim quintum jam diem morbi ju-<text:line-break/>venis agebat, videbat<text:span text:style-name="Default_20_Paragraph_20_Font"><text:span text:style-name="T3">u</text:span></text:span>rque medicis venae sectionis praesi-</text:p>
      <text:p text:style-name="P1">dium esse assumendum, quum affectus in principio eam<text:line-break/>fecundo, aut tertio, aut saltem quarto die fieri desidera-<text:line-break/>ret. Deinde quum neque anni tempus, neque aegrotantis<text:line-break/>aetas , quemadmodum neque facultatis vitalis imbecillitas,<text:line-break/>neque praecedens victus ratio indicationem morbo con-<text:line-break/>trariam praeberet, omnia vero inter fe consentirent, fan-<text:line-break/>guinis missionem indicantia, consuluerunt medici venam<text:line-break/>incidere, ut par est sapientes. Ego autem omnibus quae<text:line-break/>apparent exacte consideratis ab Hippocrate proditis indi-<text:line-break/>ciis,. eorum quibus fanguis erumpet. Recte dixi ipsos<text:line-break/>sanguinis detraclionem definire, fed naturam eo impelli,<text:line-break/>coactam id quod se gravat excernere, atque hoc statim adeo<text:line-break/>futurum esse, etiamsi nos non faciamus. Medici his au-<text:line-break/>ditis admirabantur nimirum. Cbi vero aegrotus in lecto<text:line-break/>^insurrexisset tanquam vellet exilire, rogatus autem qua<text:line-break/>de causa exiliret, quum nihil adesset metuendum, dixit<text:line-break/>rubrum serpentem ex tegula strepentem, fe videntem Ii-</text:p>
      <text:p text:style-name="P2">mere, ne aberrans super ipsum dilaberetur, atque ideo<text:line-break/>locum in quo decumbebat. His sane medicis id nihil con-<text:line-break/>ferre ad futuram sanguinis eruptionem videbatur; mihi<text:line-break/>autem cum alia omnia speculato, tum in dextra nasi parte<text:line-break/>usque ad malas obscuram tunc rubedinem, multo nunc<text:line-break/>factam illustriorem , credibile propemodum jam videbatur<text:line-break/>ex dextra nare sanguinem prostuxurum manisesto. Ac<text:line-break/>nonnulli ex his qui aderant aegroti famulis clanculum in-<text:line-break/>junxi vas in promptu haberet sub veste, sanguini excipien-<text:line-break/>do idoneum; ac deinde omnibus medicis audientibus Io-<text:line-break/>quutus, si pauxillulum manserimus, hominem ex dextra<text:line-break/>nare <text:span text:style-name="Default_20_Paragraph_20_Font"><text:span text:style-name="T3">s</text:span></text:span>anguinem fundentem conspiciemus. At quum illi<text:line-break/>riderent, quod in praedicendo adjecerim dextram narem;<text:line-break/>atqui, dicebam, aut ambo oportet fieri, aut in altero me<text:line-break/>errare. Nam a speculatione utraque praenotionem habent,^<text:line-break/>tum quod aeger <text:span text:style-name="Default_20_Paragraph_20_Font"><text:span text:style-name="T3">s</text:span></text:span>anguinem fundet, tum quod ex dextra<text:line-break/>nare , a quo me conjecisse advertendum consului. Quum</text:p>
      <text:p text:style-name="P1">igitur viderem aegrum indicem digitum tanquam prurien-<text:line-break/>tem naso demittere, famulo vas occultanti mentem ei quod<text:line-break/>accideret advertere justi, ut quum sanguinem e nare erum-<text:line-break/>pentem videret, accurrens vas supponeret. Simulatque<text:line-break/>igitur haec dicebam, digitum e nare cruentum extraxit,<text:line-break/>famulusque accurrens vas ei subjccH; propter quod mari-<text:line-break/>mo, ut nosti, clamore orto omnes medici aufugerunt. Ego<text:line-break/>autem roganti tibi praenotionis speculationem indicavi<text:line-break/>universam, ex his quae Hippocrates memoriae prodidit<text:line-break/>edoctus; praeterea hocadjeci, vehementem sanguinis eru-<text:line-break/>ptionem esse expectandam. Etenim impetus naturae va-<text:line-break/>t lens est et morbus non coctus, cujusmodi causas immode-<text:line-break/>ratae sanguinis vacuationes comitari consueverunt. Quare<text:line-break/>morari aliquandiu apud aegrotum satius esse ratus, puerum<text:line-break/>me comitantem mili, qui adstaret cucurbitam magnam<text:line-break/>multis insciis; ac quum subito copiosus sanguis in vasi<text:line-break/>colligeretur, aliud postulavi; ac accipiens sanguinem ac<text:line-break/>pondus, vidi evacuati libras quatuor et dimidias, aegrum-</text:p>
      <text:p text:style-name="P2">que sublimem figuravi, ac frigidam poscam nare haurire<text:line-break/>Iusti , imposuique fronti spongiam frigida mulsa imbutam,<text:line-break/>ac artubus deligans, quum nihil haec omnino proficerent,<text:line-break/>cucurbitula in dextris praefixa praecordiis statim sangui-<text:line-break/>nis fluorem cohibui ; quod et ipsum ex Hippocrates arte<text:line-break/>sumi tibi indicavi, atque a me idcirco tum haec, tum alia<text:line-break/>omnia quae in ipsis operibus ostendi conscripta sunt. Ete-<text:line-break/>mm rigorem futurum quomodo praenoscere oporteat , tra-<text:line-break/>didi; alvi profluvium, vomitum, copiam urinarum immo-<text:line-break/>deratam retentionem, sudores, parotidasque eventu-<text:line-break/>^as ; humorum decubitus, delirium, mentis alienationem<text:line-break/>aliaqne omnia accidentia; quibusdam autem, ut dixi, antea<text:line-break/>eognitia haec praeterea apud se consideret, quemadmo-<text:line-break/>dum ego lu Boethi filio ratione colligi, ac in amante<text:line-break/>muliere servo ex metu tristi ac dolente.</text:p>
      <text:h text:style-name="Heading_20_2" text:outline-level="2">Cep<text:span text:style-name="Default_20_Paragraph_20_Font"><text:span text:style-name="T3">s</text:span></text:span> XIV. </text:h>
      <text:p text:style-name="P13">[I<text:span text:style-name="Default_20_Paragraph_20_Font"><text:span text:style-name="T3">ntermittentis, sed naturalis pulsus<text:line-break/></text:span></text:span>^i^<text:span text:style-name="Default_20_Paragraph_20_Font"><text:span text:style-name="T3">notio.] </text:span></text:span>Nuper, ut nosti, etiam quum tale quippiam</text:p>
      <text:p text:style-name="P2">praedicerem, vulgares istos attonitos reddidit praenotio.<text:line-break/>Nam oeconomus quidam omnia domini negotia recte ad-<text:line-break/>ministrans ac ideo in precio habitus, quum alii medici<text:line-break/>ipsum curarent, crisin per sudorem septimo die expertus<text:line-break/>est. Postridie pulsum ipsius deficientem invenientes ma-<text:line-break/>Iignam in corpore dispositionem latitare opinati sunt, ma-<text:line-break/>gno errore ; deinde adolescente una cum domino domum<text:line-break/>egresse, casu mihi occurrerunt, narratis symptomatis quae<text:line-break/>praecesserant et in praesentia urgerent, quidnam id quod<text:line-break/>praeter rationem in pulsu evenerat, indicaret, postulabant<text:line-break/>discere. Ac ego audiens domum , in qua decubuerat, esse<text:line-break/>in propinquo, cum ipsis ingressus sum, tetigique adole-<text:line-break/>scentis pulsum. Nam in ipsa sensibili dispositione fre-<text:line-break/>quenter etiam Illustrium medicorum nonnulli haud medi<text:span text:style-name="Default_20_Paragraph_20_Font"><text:span text:style-name="T3">o-<text:line-break/></text:span></text:span>criter, ut dixi tibi, errant, dum pulsum non magnum cea-<text:line-break/>sent magnum, quemadmodum interim et citatum non<text:line-break/>citatum vel tardum non tardum. Pati modo in langui-<text:line-break/>dis et vehementibus, duris et mollibus pulsibus digno-</text:p>
      <text:p text:style-name="P2">suendis falluntur, ac magis adhuc in ordinatis et inordi-<text:line-break/>natis, aequalibus et inaequalibus; tum in collectione tum<text:line-break/>in una diastole, propter quos ego etiam quatuor de pul-<text:line-break/>suum dign<text:span text:style-name="Default_20_Paragraph_20_Font"><text:span text:style-name="T3">a</text:span></text:span>tione libros conscripsi, alios praecedentes qua-<text:line-break/>tuor, qui de puls<text:span text:style-name="Default_20_Paragraph_20_Font"><text:span text:style-name="T3">u</text:span></text:span>um causis titulum habent. Requirit<text:line-break/>enim utrosque commentarios opus de praenotione ex pul-<text:line-break/>sibus et ipsum in quatuor libros distinctum, propter quod<text:line-break/>etiam commemorata duo existunt. At quum quae in uno<text:line-break/>pulsu consistit inaequalitas, maximum ut ostensum est ufum<text:line-break/>afferat, vehementiori exercitio ad dignotionem sui indi-<text:line-break/>get , ut quae multas habeat differentias. Pulsus autem et<text:line-break/>qui una actione et qui in pluribus ordine subsequentibus<text:line-break/>inaequalis est, nihil habet praeter naturam aliud, prae-<text:line-break/>terquam hoc folum, quod per intermissionem accidit. Hu-<text:line-break/>jusmodi igitur symptoma ab origine esse, scire convenit,<text:line-break/>sed quod difficillime dignosci queat <text:span text:style-name="Default_20_Paragraph_20_Font"><text:span text:style-name="T3">t</text:span></text:span> imo non potest , nisi<text:line-break/>omnes pulsuum differentias exacte sentias. Intuitus igitur<text:line-break/>hominem ita habentem consului medicis, ut resectoria vi-</text:p>
      <text:p text:style-name="P2">ctus ratione eum secure crisin expertum alerent, addens<text:line-break/>quod quum jam egreditur et consueta obit munia, pulsu<text:line-break/>ipsius tunc explorato, deficientem invenirent, quemadmo-<text:line-break/>dum etiamnum. Hoc enim ei natura accidisse non ex<text:line-break/>coincidente aliqua causa morbosa, statim id quod dixeram<text:line-break/>ipsis incredibile videbatur; toto autem subsequenti tem-<text:line-break/>pore deficientem in uno ictu pulsum alias in alio numero<text:line-break/>inventuros affirmavi. Postea aliquando accedentes me<text:line-break/>postulabant audire quo signo adolescentis naturam talem<text:line-break/>cognovissem; respondi igitur ipsis quod lsocratem rheto-<text:line-break/>rem discipulo cuidam suo quandoque dixisse audivi; qui<text:line-break/>quum rogaret an tribus annis exercitatus posset de una-<text:line-break/>quaque re proposita dicere, ut lsocratem orantem videbat,<text:line-break/>respondisse virum adolescenti ferunt: te sane, o puer,<text:line-break/>optarem etiam uno die posse discere quod quaeris; verum<text:line-break/>pro ingenii infelicitate pIuribus ad discendum opus est.<text:line-break/>Caeterum cognoscetis, dixi, omnes praeter naturam pul-<text:line-break/><text:span text:style-name="Default_20_Paragraph_20_Font"><text:span text:style-name="T3">s</text:span></text:span>uum differentias hoc libro perlecto. Erat autem primus</text:p>
      <text:p text:style-name="P2">qui de omnibus pulsuum differentiis dignoscendis tractat<text:line-break/>eorum qui introducuntur exercitii viam tradens, quatuor<text:line-break/>libris comprehensus. lude namque vos eas discere potestis,<text:line-break/>quoties ex nostro <text:span text:style-name="Default_20_Paragraph_20_Font"><text:span text:style-name="T3">s</text:span></text:span>ensu depromptas descriptasque puIsuum<text:line-break/>differentias agnoscere volueritis. Hoc igitur, o Posthume,<text:line-break/>medicae praenotionis opus est memoratu dignum, sicut et<text:line-break/>id quod in imperatore ostendi, cui accessionem ipsum in-<text:line-break/>vasisse videbatur; reliquorum autem quae vulgares isti me-<text:line-break/>dici admirantur, nullum vel prope simile est. His enim<text:line-break/>admiranda esse apparent propter multorum ignorantiam,<text:line-break/>non iis, qui quae in arte dissiciIem habent praenotionem<text:line-break/>propter se legitime exercuerunt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4</dc:title>
    <dc:subject/>
    <meta:initial-creator>Galien</meta:initial-creator>
    <meta:creation-date>2023-01-16T13:08:00Z</meta:creation-date>
    <dc:date>2023-01-16T14:14:59.493000000</dc:date>
    <meta:editing-cycles>8</meta:editing-cycles>
    <meta:editing-duration>PT6M5S</meta:editing-duration>
    <meta:document-statistic meta:table-count="0" meta:image-count="0" meta:object-count="0" meta:page-count="75" meta:paragraph-count="102" meta:word-count="10540" meta:character-count="72242" meta:non-whitespace-character-count="61792"/>
    <meta:template xlink:type="simple" xlink:actuate="onRequest" xlink:title="" xlink:href="Normal.dotm"/>
  </office:meta>
</office:document-meta>
</file>